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999cm" style:rel-column-width="16376*"/>
    </style:style>
    <style:style style:name="Tabella1.B" style:family="table-column">
      <style:table-column-properties style:column-width="3cm" style:rel-column-width="12287*"/>
    </style:style>
    <style:style style:name="Tabella1.E" style:family="table-column">
      <style:table-column-properties style:column-width="3.002cm" style:rel-column-width="12298*"/>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E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E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3.999cm" style:rel-column-width="16376*"/>
    </style:style>
    <style:style style:name="Tabella5.B" style:family="table-column">
      <style:table-column-properties style:column-width="3cm" style:rel-column-width="12287*"/>
    </style:style>
    <style:style style:name="Tabella5.E" style:family="table-column">
      <style:table-column-properties style:column-width="3.002cm" style:rel-column-width="12298*"/>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fo:padding="0.097cm" fo:border-left="0.25pt solid #000000" fo:border-right="none" fo:border-top="none" fo:border-bottom="0.25pt solid #000000"/>
    </style:style>
    <style:style style:name="Tabella5.B3" style:family="table-cell">
      <style:table-cell-properties fo:padding="0.097cm" fo:border-left="0.25pt solid #000000" fo:border-right="0.25pt solid #000000" fo:border-top="none" fo:border-bottom="0.25pt solid #000000"/>
    </style:style>
    <style:style style:name="Tabella5.A4" style:family="table-cell">
      <style:table-cell-properties fo:padding="0.097cm" fo:border-left="0.25pt solid #000000" fo:border-right="none" fo:border-top="none" fo:border-bottom="0.25pt solid #000000"/>
    </style:style>
    <style:style style:name="Tabella5.B4" style:family="table-cell">
      <style:table-cell-properties fo:padding="0.097cm" fo:border-left="0.25pt solid #000000" fo:border-right="0.25pt solid #000000" fo:border-top="none" fo:border-bottom="0.25pt solid #000000"/>
    </style:style>
    <style:style style:name="Tabella5.A5" style:family="table-cell">
      <style:table-cell-properties fo:padding="0.097cm" fo:border-left="0.25pt solid #000000" fo:border-right="none" fo:border-top="none" fo:border-bottom="0.25pt solid #000000"/>
    </style:style>
    <style:style style:name="Tabella5.B5" style:family="table-cell">
      <style:table-cell-properties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3.999cm" style:rel-column-width="16376*"/>
    </style:style>
    <style:style style:name="Tabella6.B" style:family="table-column">
      <style:table-column-properties style:column-width="3cm" style:rel-column-width="12287*"/>
    </style:style>
    <style:style style:name="Tabella6.E" style:family="table-column">
      <style:table-column-properties style:column-width="3.002cm" style:rel-column-width="12298*"/>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7" style:family="table">
      <style:table-properties style:width="16.002cm" fo:margin-top="0cm" fo:margin-bottom="0cm" table:align="margins" fo:keep-with-next="always" style:may-break-between-rows="false"/>
    </style:style>
    <style:style style:name="Tabella7.A" style:family="table-column">
      <style:table-column-properties style:column-width="4.001cm" style:rel-column-width="16383*"/>
    </style:style>
    <style:style style:name="Tabella7.D" style:family="table-column">
      <style:table-column-properties style:column-width="4.001cm" style:rel-column-width="16386*"/>
    </style:style>
    <style:style style:name="Tabella7.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7.D1" style:family="table-cell">
      <style:table-cell-properties style:vertical-align="middle" fo:background-color="#dddddd" fo:padding="0.097cm" fo:border="0.25pt solid #000000">
        <style:background-image/>
      </style:table-cell-properties>
    </style:style>
    <style:style style:name="Tabella7.A2" style:family="table-cell">
      <style:table-cell-properties fo:padding="0.097cm" fo:border-left="0.25pt solid #000000" fo:border-right="none" fo:border-top="none" fo:border-bottom="0.25pt solid #000000"/>
    </style:style>
    <style:style style:name="Tabella7.B2" style:family="table-cell">
      <style:table-cell-properties fo:padding="0.097cm" fo:border-left="0.25pt solid #000000" fo:border-right="none" fo:border-top="none" fo:border-bottom="0.25pt solid #000000"/>
    </style:style>
    <style:style style:name="Tabella7.C2" style:family="table-cell">
      <style:table-cell-properties fo:padding="0.097cm" fo:border-left="0.25pt solid #000000" fo:border-right="none" fo:border-top="none" fo:border-bottom="0.25pt solid #000000"/>
    </style:style>
    <style:style style:name="Tabella7.D2" style:family="table-cell">
      <style:table-cell-properties fo:padding="0.097cm" fo:border-left="0.25pt solid #000000" fo:border-right="0.25pt solid #000000" fo:border-top="none" fo:border-bottom="0.25pt solid #000000"/>
    </style:style>
    <style:style style:name="Tabella7.A3" style:family="table-cell">
      <style:table-cell-properties fo:padding="0.097cm" fo:border-left="0.25pt solid #000000" fo:border-right="none" fo:border-top="none" fo:border-bottom="0.25pt solid #000000"/>
    </style:style>
    <style:style style:name="Tabella7.B3" style:family="table-cell">
      <style:table-cell-properties fo:padding="0.097cm" fo:border-left="0.25pt solid #000000" fo:border-right="none" fo:border-top="none" fo:border-bottom="0.25pt solid #000000"/>
    </style:style>
    <style:style style:name="Tabella7.C3" style:family="table-cell">
      <style:table-cell-properties fo:padding="0.097cm" fo:border-left="0.25pt solid #000000" fo:border-right="none" fo:border-top="none" fo:border-bottom="0.25pt solid #000000"/>
    </style:style>
    <style:style style:name="Tabella7.D3" style:family="table-cell">
      <style:table-cell-properties fo:padding="0.097cm" fo:border-left="0.25pt solid #000000" fo:border-right="0.25pt solid #000000" fo:border-top="none" fo:border-bottom="0.25pt solid #000000"/>
    </style:style>
    <style:style style:name="Tabella7.A4" style:family="table-cell">
      <style:table-cell-properties fo:padding="0.097cm" fo:border-left="0.25pt solid #000000" fo:border-right="0.25pt solid #000000" fo:border-top="none" fo:border-bottom="0.25pt solid #000000"/>
    </style:style>
    <style:style style:name="Tabella3" style:family="table">
      <style:table-properties style:width="16.002cm" fo:margin-top="0cm" fo:margin-bottom="0cm" table:align="margins" fo:keep-with-next="always" style:may-break-between-rows="false"/>
    </style:style>
    <style:style style:name="Tabella3.A" style:family="table-column">
      <style:table-column-properties style:column-width="3.999cm" style:rel-column-width="16378*"/>
    </style:style>
    <style:style style:name="Tabella3.B" style:family="table-column">
      <style:table-column-properties style:column-width="3cm" style:rel-column-width="12289*"/>
    </style:style>
    <style:style style:name="Tabella3.E" style:family="table-column">
      <style:table-column-properties style:column-width="3cm" style:rel-column-width="12290*"/>
    </style:style>
    <style:style style:name="Tabella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3.B1" style:family="table-cell">
      <style:table-cell-properties style:vertical-align="middle" fo:background-color="#dddddd" fo:padding="0.097cm" fo:border="0.25pt solid #000000">
        <style:background-image/>
      </style:table-cell-properties>
    </style:style>
    <style:style style:name="Tabella3.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3.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3.A3" style:family="table-cell">
      <style:table-cell-properties fo:padding="0.097cm" fo:border-left="0.25pt solid #000000" fo:border-right="none" fo:border-top="none" fo:border-bottom="0.25pt solid #000000"/>
    </style:style>
    <style:style style:name="Tabella3.B3" style:family="table-cell">
      <style:table-cell-properties fo:padding="0.097cm" fo:border-left="0.25pt solid #000000" fo:border-right="none" fo:border-top="none" fo:border-bottom="0.25pt solid #000000"/>
    </style:style>
    <style:style style:name="Tabella3.C3" style:family="table-cell">
      <style:table-cell-properties fo:padding="0.097cm" fo:border-left="0.25pt solid #000000" fo:border-right="0.25pt solid #000000" fo:border-top="none" fo:border-bottom="0.25pt solid #000000"/>
    </style:style>
    <style:style style:name="Tabella3.A4" style:family="table-cell">
      <style:table-cell-properties fo:padding="0.097cm" fo:border-left="0.25pt solid #000000" fo:border-right="none" fo:border-top="none" fo:border-bottom="0.25pt solid #000000"/>
    </style:style>
    <style:style style:name="Tabella3.B4" style:family="table-cell">
      <style:table-cell-properties fo:padding="0.097cm" fo:border-left="0.25pt solid #000000" fo:border-right="none" fo:border-top="none" fo:border-bottom="0.25pt solid #000000"/>
    </style:style>
    <style:style style:name="Tabella3.C4" style:family="table-cell">
      <style:table-cell-properties fo:padding="0.097cm" fo:border-left="0.25pt solid #000000" fo:border-right="none" fo:border-top="none" fo:border-bottom="0.25pt solid #000000"/>
    </style:style>
    <style:style style:name="Tabella3.E4" style:family="table-cell">
      <style:table-cell-properties fo:padding="0.097cm" fo:border-left="0.25pt solid #000000" fo:border-right="0.25pt solid #000000" fo:border-top="none" fo:border-bottom="0.25pt solid #000000"/>
    </style:style>
    <style:style style:name="Tabella3.A5" style:family="table-cell">
      <style:table-cell-properties fo:padding="0.097cm" fo:border-left="0.25pt solid #000000" fo:border-right="none" fo:border-top="none" fo:border-bottom="0.25pt solid #000000"/>
    </style:style>
    <style:style style:name="Tabella3.B5" style:family="table-cell">
      <style:table-cell-properties fo:padding="0.097cm" fo:border-left="0.25pt solid #000000" fo:border-right="0.25pt solid #000000" fo:border-top="none" fo:border-bottom="0.25pt solid #000000"/>
    </style:style>
    <style:style style:name="Tabella3.A6" style:family="table-cell">
      <style:table-cell-properties fo:padding="0.097cm" fo:border-left="0.25pt solid #000000" fo:border-right="none" fo:border-top="none" fo:border-bottom="0.25pt solid #000000"/>
    </style:style>
    <style:style style:name="Tabella3.B6" style:family="table-cell">
      <style:table-cell-properties fo:padding="0.097cm" fo:border-left="0.25pt solid #000000" fo:border-right="0.25pt solid #000000" fo:border-top="none" fo:border-bottom="0.25pt solid #000000"/>
    </style:style>
    <style:style style:name="Tabella3.A7"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rsid="00dee732" officeooo:paragraph-rsid="01297f7d"/>
    </style:style>
    <style:style style:name="P2" style:family="paragraph" style:parent-style-name="Caption">
      <style:text-properties officeooo:rsid="007297f4" officeooo:paragraph-rsid="007297f4"/>
    </style:style>
    <style:style style:name="P3" style:family="paragraph" style:parent-style-name="Table">
      <style:text-properties officeooo:rsid="054e190d" officeooo:paragraph-rsid="0071b360"/>
    </style:style>
    <style:style style:name="P4" style:family="paragraph" style:parent-style-name="Table">
      <style:text-properties officeooo:paragraph-rsid="007297f4"/>
    </style:style>
    <style:style style:name="P5" style:family="paragraph" style:parent-style-name="Table_20_Contents">
      <style:text-properties officeooo:rsid="00cfa886" officeooo:paragraph-rsid="00cfa886"/>
    </style:style>
    <style:style style:name="P6" style:family="paragraph" style:parent-style-name="Contenuto_20_tabella_20_centrato">
      <style:text-properties officeooo:rsid="00cdd89e" officeooo:paragraph-rsid="00cdd89e"/>
    </style:style>
    <style:style style:name="P7" style:family="paragraph" style:parent-style-name="Contenuto_20_tabella_20_centrato">
      <style:text-properties officeooo:rsid="00cfdfac" officeooo:paragraph-rsid="00cfdfac"/>
    </style:style>
    <style:style style:name="P8" style:family="paragraph" style:parent-style-name="Contenuto_20_tabella_20_centrato">
      <style:text-properties officeooo:rsid="008ba4fd" officeooo:paragraph-rsid="00cdd89e"/>
    </style:style>
    <style:style style:name="P9" style:family="paragraph" style:parent-style-name="Contenuto_20_tabella_20_centrato">
      <style:text-properties officeooo:paragraph-rsid="010cd320"/>
    </style:style>
    <style:style style:name="P10" style:family="paragraph" style:parent-style-name="Contenuto_20_tabella_20_centrato">
      <style:text-properties officeooo:rsid="010cd320" officeooo:paragraph-rsid="010cd320"/>
    </style:style>
    <style:style style:name="P11" style:family="paragraph" style:parent-style-name="Contenuto_20_tabella_20_centrato">
      <style:text-properties style:use-window-font-color="true" loext:opacity="0%" style:font-name="Liberation Sans" fo:font-size="9pt" officeooo:rsid="010cd320" officeooo:paragraph-rsid="010cd320" style:font-size-asian="10.5pt"/>
    </style:style>
    <style:style style:name="P12" style:family="paragraph" style:parent-style-name="Contents_20_2">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EG_20_Nota">
      <style:text-properties officeooo:paragraph-rsid="00fc4dd7"/>
    </style:style>
    <style:style style:name="P16" style:family="paragraph" style:parent-style-name="EG_20_Nota">
      <style:text-properties officeooo:rsid="00c7f2a7" officeooo:paragraph-rsid="00c7f2a7"/>
    </style:style>
    <style:style style:name="P17" style:family="paragraph" style:parent-style-name="EG_20_Nota">
      <style:text-properties officeooo:rsid="00939ff0" officeooo:paragraph-rsid="00939ff0"/>
    </style:style>
    <style:style style:name="P18" style:family="paragraph" style:parent-style-name="EG_20_Nota">
      <style:text-properties officeooo:paragraph-rsid="00bdb1e1"/>
    </style:style>
    <style:style style:name="P19" style:family="paragraph" style:parent-style-name="EG_20_Nota" style:list-style-name="EG_20_All_20_nota_20_auto">
      <style:text-properties officeooo:paragraph-rsid="00a8d467"/>
    </style:style>
    <style:style style:name="P20" style:family="paragraph" style:parent-style-name="EG_20_Nota">
      <style:text-properties officeooo:paragraph-rsid="00b6b5d2"/>
    </style:style>
    <style:style style:name="P21" style:family="paragraph" style:parent-style-name="EG_20_Nota">
      <style:text-properties officeooo:paragraph-rsid="00fe3a52"/>
    </style:style>
    <style:style style:name="P22" style:family="paragraph" style:parent-style-name="EG_20_Nota">
      <style:text-properties officeooo:paragraph-rsid="008ba4fd"/>
    </style:style>
    <style:style style:name="P23" style:family="paragraph" style:parent-style-name="Heading_20_2" style:master-page-name="EG_20_Capitoli_20_prima">
      <style:paragraph-properties style:page-number="auto" fo:break-before="auto" fo:break-after="auto"/>
      <style:text-properties officeooo:paragraph-rsid="006a0774"/>
    </style:style>
    <style:style style:name="P24" style:family="paragraph" style:parent-style-name="Heading_20_3">
      <style:text-properties officeooo:paragraph-rsid="005e7ddb"/>
    </style:style>
    <style:style style:name="P25" style:family="paragraph" style:parent-style-name="Heading_20_3">
      <style:text-properties officeooo:rsid="006f3381" officeooo:paragraph-rsid="006f3381"/>
    </style:style>
    <style:style style:name="P26" style:family="paragraph" style:parent-style-name="Heading_20_3" style:master-page-name="EG_20_Capitoli">
      <style:paragraph-properties style:page-number="2" fo:break-before="page"/>
      <style:text-properties officeooo:paragraph-rsid="005e7ddb"/>
    </style:style>
    <style:style style:name="P27" style:family="paragraph" style:parent-style-name="Heading_20_4">
      <style:text-properties officeooo:paragraph-rsid="00b228a9"/>
    </style:style>
    <style:style style:name="P28" style:family="paragraph" style:parent-style-name="Heading_20_5">
      <style:text-properties officeooo:rsid="0077aa65" officeooo:paragraph-rsid="0077aa65"/>
    </style:style>
    <style:style style:name="P29" style:family="paragraph" style:parent-style-name="Text_20_body" style:list-style-name="EG_20_All_20_commi"/>
    <style:style style:name="P30" style:family="paragraph" style:parent-style-name="Text_20_body" style:list-style-name="EG_20_All_20_commi">
      <style:text-properties officeooo:paragraph-rsid="005e7ddb"/>
    </style:style>
    <style:style style:name="P31" style:family="paragraph" style:parent-style-name="Text_20_body" style:list-style-name="EG_20_All_20_commi">
      <style:text-properties officeooo:paragraph-rsid="00bbcdb0"/>
    </style:style>
    <style:style style:name="P32" style:family="paragraph" style:parent-style-name="Text_20_body" style:list-style-name="EG_20_All_20_commi">
      <style:text-properties officeooo:paragraph-rsid="00fe3a52"/>
    </style:style>
    <style:style style:name="P33" style:family="paragraph" style:parent-style-name="Text_20_body" style:list-style-name="EG_20_All_20_commi">
      <style:text-properties officeooo:paragraph-rsid="009814bb"/>
    </style:style>
    <style:style style:name="P34" style:family="paragraph" style:parent-style-name="Text_20_body" style:list-style-name="EG_20_All_20_commi">
      <style:text-properties officeooo:paragraph-rsid="0126d189"/>
    </style:style>
    <style:style style:name="P35" style:family="paragraph" style:parent-style-name="Text_20_body" style:list-style-name="EG_20_All_20_commi">
      <style:text-properties officeooo:paragraph-rsid="00e3c54e"/>
    </style:style>
    <style:style style:name="P36" style:family="paragraph" style:parent-style-name="Text_20_body" style:list-style-name="EG_20_All_20_commi">
      <style:text-properties officeooo:paragraph-rsid="00ed7c81"/>
    </style:style>
    <style:style style:name="P37" style:family="paragraph" style:parent-style-name="Text_20_body" style:list-style-name="EG_20_All_20_commi">
      <style:text-properties officeooo:paragraph-rsid="0084a154"/>
    </style:style>
    <style:style style:name="P38" style:family="paragraph" style:parent-style-name="Text_20_body" style:list-style-name="EG_20_All_20_commi">
      <style:text-properties officeooo:paragraph-rsid="009c3afd"/>
    </style:style>
    <style:style style:name="P39" style:family="paragraph" style:parent-style-name="Text_20_body" style:list-style-name="EG_20_All_20_commi">
      <style:text-properties officeooo:paragraph-rsid="009dc4c8"/>
    </style:style>
    <style:style style:name="P40" style:family="paragraph" style:parent-style-name="Text_20_body" style:list-style-name="EG_20_All_20_commi">
      <style:text-properties officeooo:paragraph-rsid="00a33e29"/>
    </style:style>
    <style:style style:name="P41" style:family="paragraph" style:parent-style-name="Text_20_body" style:list-style-name="EG_20_All_20_commi">
      <style:text-properties officeooo:paragraph-rsid="00864b12"/>
    </style:style>
    <style:style style:name="P42" style:family="paragraph" style:parent-style-name="Text_20_body" style:list-style-name="EG_20_All_20_commi">
      <style:text-properties officeooo:paragraph-rsid="00ce8465"/>
    </style:style>
    <style:style style:name="P43" style:family="paragraph" style:parent-style-name="Text_20_body">
      <style:text-properties officeooo:paragraph-rsid="005e7ddb"/>
    </style:style>
    <style:style style:name="P44" style:family="paragraph" style:parent-style-name="Text_20_body">
      <style:text-properties officeooo:paragraph-rsid="00e071a2"/>
    </style:style>
    <style:style style:name="P45" style:family="paragraph" style:parent-style-name="Text_20_body">
      <style:text-properties officeooo:rsid="007074ab" officeooo:paragraph-rsid="007074ab"/>
    </style:style>
    <style:style style:name="P46" style:family="paragraph" style:parent-style-name="Text_20_body" style:list-style-name="EG_20_All_20_commi">
      <style:text-properties officeooo:rsid="007074ab" officeooo:paragraph-rsid="00e5a6e6"/>
    </style:style>
    <style:style style:name="P47" style:family="paragraph" style:parent-style-name="Text_20_body">
      <style:text-properties officeooo:paragraph-rsid="00ef6909"/>
    </style:style>
    <style:style style:name="P48" style:family="paragraph" style:parent-style-name="Text_20_body">
      <style:text-properties officeooo:paragraph-rsid="00e7955b"/>
    </style:style>
    <style:style style:name="P49" style:family="paragraph" style:parent-style-name="Text_20_body">
      <style:text-properties officeooo:rsid="0077aa65" officeooo:paragraph-rsid="0077aa65"/>
    </style:style>
    <style:style style:name="P50" style:family="paragraph" style:parent-style-name="Text_20_body" style:list-style-name="EG_20_All_20_commi">
      <style:text-properties officeooo:rsid="0077aa65" officeooo:paragraph-rsid="009c3afd"/>
    </style:style>
    <style:style style:name="P51" style:family="paragraph" style:parent-style-name="Text_20_body" style:list-style-name="EG_20_All_20_commi">
      <style:text-properties officeooo:rsid="0077aa65" officeooo:paragraph-rsid="009ec4bf"/>
    </style:style>
    <style:style style:name="P52" style:family="paragraph" style:parent-style-name="Text_20_body" style:list-style-name="EG_20_All_20_commi">
      <style:text-properties officeooo:rsid="0077aa65" officeooo:paragraph-rsid="009dc4c8"/>
    </style:style>
    <style:style style:name="P53" style:family="paragraph" style:parent-style-name="Text_20_body">
      <style:text-properties officeooo:rsid="0077aa65" officeooo:paragraph-rsid="0088eb0f"/>
    </style:style>
    <style:style style:name="P54" style:family="paragraph" style:parent-style-name="Text_20_body" style:list-style-name="EG_20_All_20_commi">
      <style:text-properties officeooo:rsid="009c3afd" officeooo:paragraph-rsid="009c3afd"/>
    </style:style>
    <style:style style:name="P55" style:family="paragraph" style:parent-style-name="Text_20_body">
      <style:text-properties officeooo:paragraph-rsid="0075065e"/>
    </style:style>
    <style:style style:name="P56" style:family="paragraph" style:parent-style-name="Text_20_body">
      <style:text-properties officeooo:rsid="00a07dc0" officeooo:paragraph-rsid="00a07dc0"/>
    </style:style>
    <style:style style:name="P57" style:family="paragraph" style:parent-style-name="Text_20_body" style:list-style-name="EG_20_All_20_commi">
      <style:text-properties officeooo:rsid="00a07dc0" officeooo:paragraph-rsid="00a07dc0"/>
    </style:style>
    <style:style style:name="P58" style:family="paragraph" style:parent-style-name="Text_20_body">
      <style:text-properties officeooo:rsid="00a13ab5" officeooo:paragraph-rsid="00a13ab5"/>
    </style:style>
    <style:style style:name="P59" style:family="paragraph" style:parent-style-name="Text_20_body" style:list-style-name="EG_20_All_20_commi">
      <style:text-properties officeooo:rsid="0075065e" officeooo:paragraph-rsid="0084a154"/>
    </style:style>
    <style:style style:name="P60" style:family="paragraph" style:parent-style-name="Text_20_body" style:list-style-name="EG_20_All_20_commi">
      <style:text-properties officeooo:rsid="00766ed5" officeooo:paragraph-rsid="0084a154"/>
    </style:style>
    <style:style style:name="P61" style:family="paragraph" style:parent-style-name="Text_20_body" style:list-style-name="EG_20_All_20_commi">
      <style:text-properties officeooo:rsid="00766ed5" officeooo:paragraph-rsid="00a33e29"/>
    </style:style>
    <style:style style:name="P62" style:family="paragraph" style:parent-style-name="Text_20_body" style:list-style-name="EG_20_All_20_commi">
      <style:text-properties officeooo:rsid="00766ed5" officeooo:paragraph-rsid="00864b12"/>
    </style:style>
    <style:style style:name="P63" style:family="paragraph" style:parent-style-name="Text_20_body">
      <style:text-properties officeooo:rsid="00766ed5" officeooo:paragraph-rsid="00766ed5"/>
    </style:style>
    <style:style style:name="P64" style:family="paragraph" style:parent-style-name="Text_20_body" style:list-style-name="EG_20_All_20_commi">
      <style:text-properties officeooo:rsid="00b6b5d2" officeooo:paragraph-rsid="011c16cd"/>
    </style:style>
    <style:style style:name="P65" style:family="paragraph" style:parent-style-name="Text_20_body">
      <style:text-properties officeooo:paragraph-rsid="007297f4"/>
    </style:style>
    <style:style style:name="P66" style:family="paragraph" style:parent-style-name="Text_20_body">
      <style:text-properties officeooo:rsid="00730d2d" officeooo:paragraph-rsid="008ba4fd"/>
    </style:style>
    <style:style style:name="P67" style:family="paragraph" style:parent-style-name="Text_20_body">
      <style:text-properties officeooo:rsid="0091a1d0" officeooo:paragraph-rsid="0091a1d0"/>
    </style:style>
    <style:style style:name="P68" style:family="paragraph" style:parent-style-name="Text_20_body">
      <style:text-properties officeooo:rsid="0090766c" officeooo:paragraph-rsid="0090766c"/>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style:text-position="0% 100%" officeooo:rsid="0097100c"/>
    </style:style>
    <style:style style:name="T3" style:family="text">
      <style:text-properties style:text-position="0% 100%" officeooo:rsid="009814bb"/>
    </style:style>
    <style:style style:name="T4" style:family="text">
      <style:text-properties style:text-position="0% 100%" style:font-name="Liberation Serif1" officeooo:rsid="0097100c" style:font-name-asian="Liberation Serif1" style:font-name-complex="Liberation Serif1"/>
    </style:style>
    <style:style style:name="T5" style:family="text">
      <style:text-properties style:text-position="0% 100%" style:font-name="Liberation Serif1" officeooo:rsid="009814bb" style:font-name-asian="Liberation Serif1" style:font-name-complex="Liberation Serif1"/>
    </style:style>
    <style:style style:name="T6" style:family="text">
      <style:text-properties style:text-position="0% 100%" style:font-name="Liberation Serif1" officeooo:rsid="00d1d134" style:font-name-asian="Liberation Serif1" style:font-name-complex="Liberation Serif1"/>
    </style:style>
    <style:style style:name="T7" style:family="text">
      <style:text-properties style:text-position="0% 100%" style:font-name="Liberation Serif" officeooo:rsid="0097100c" style:font-name-asian="WenQuanYi Zen Hei Sharp" style:font-name-complex="Lohit Devanagari"/>
    </style:style>
    <style:style style:name="T8" style:family="text">
      <style:text-properties style:text-position="0% 100%" style:font-name="Liberation Serif" officeooo:rsid="009814bb" style:font-name-asian="WenQuanYi Zen Hei Sharp" style:font-name-complex="Lohit Devanagari"/>
    </style:style>
    <style:style style:name="T9" style:family="text">
      <style:text-properties style:text-position="0% 100%" style:font-name="Liberation Serif" officeooo:rsid="00d1d134" style:font-name-asian="WenQuanYi Zen Hei Sharp" style:font-name-complex="Lohit Devanagari"/>
    </style:style>
    <style:style style:name="T10" style:family="text">
      <style:text-properties officeooo:rsid="006f3381"/>
    </style:style>
    <style:style style:name="T11" style:family="text">
      <style:text-properties style:font-name="Liberation Serif1" officeooo:rsid="006f3381" style:font-name-asian="Liberation Serif1" style:font-name-complex="Liberation Serif1"/>
    </style:style>
    <style:style style:name="T12" style:family="text">
      <style:text-properties style:font-name="Liberation Serif1" officeooo:rsid="0071b360" style:font-name-asian="Liberation Serif1" style:font-name-complex="Liberation Serif1"/>
    </style:style>
    <style:style style:name="T13" style:family="text">
      <style:text-properties style:font-name="Liberation Serif1" officeooo:rsid="0097100c" style:font-name-asian="Liberation Serif1" style:font-name-complex="Liberation Serif1"/>
    </style:style>
    <style:style style:name="T14" style:family="text">
      <style:text-properties style:font-name="Liberation Serif1" officeooo:rsid="009814bb" style:font-name-asian="Liberation Serif1" style:font-name-complex="Liberation Serif1"/>
    </style:style>
    <style:style style:name="T15" style:family="text">
      <style:text-properties style:font-name="Liberation Serif1" officeooo:rsid="00d1d134" style:font-name-asian="Liberation Serif1" style:font-name-complex="Liberation Serif1"/>
    </style:style>
    <style:style style:name="T16" style:family="text">
      <style:text-properties style:font-name="Liberation Serif" officeooo:rsid="0071b360" style:font-name-asian="WenQuanYi Zen Hei Sharp" style:font-name-complex="Lohit Devanagari"/>
    </style:style>
    <style:style style:name="T17" style:family="text">
      <style:text-properties style:font-name="Liberation Serif" officeooo:rsid="0097100c" style:font-name-asian="WenQuanYi Zen Hei Sharp" style:font-name-complex="Lohit Devanagari"/>
    </style:style>
    <style:style style:name="T18" style:family="text">
      <style:text-properties style:font-name="Liberation Serif" officeooo:rsid="00d1d134" style:font-name-asian="WenQuanYi Zen Hei Sharp" style:font-name-complex="Lohit Devanagari"/>
    </style:style>
    <style:style style:name="T19" style:family="text">
      <style:text-properties fo:font-weight="bold" style:font-weight-asian="bold" style:font-weight-complex="bold"/>
    </style:style>
    <style:style style:name="T20" style:family="text">
      <style:text-properties fo:font-weight="bold" officeooo:rsid="006f3381" style:font-weight-asian="bold" style:font-weight-complex="bold"/>
    </style:style>
    <style:style style:name="T21" style:family="text">
      <style:text-properties fo:font-weight="bold" officeooo:rsid="007f4d7b" style:font-weight-asian="bold" style:font-weight-complex="bold"/>
    </style:style>
    <style:style style:name="T22" style:family="text">
      <style:text-properties fo:font-weight="bold" officeooo:rsid="0097100c"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77aa65" style:font-style-asian="italic" style:font-style-complex="italic"/>
    </style:style>
    <style:style style:name="T25" style:family="text">
      <style:text-properties fo:font-style="italic" officeooo:rsid="009ec4bf" style:font-style-asian="italic" style:font-style-complex="italic"/>
    </style:style>
    <style:style style:name="T26" style:family="text">
      <style:text-properties fo:font-style="italic" officeooo:rsid="0078c8f3" style:font-style-asian="italic" style:font-style-complex="italic"/>
    </style:style>
    <style:style style:name="T27" style:family="text">
      <style:text-properties fo:font-style="italic" officeooo:rsid="009dc4c8" style:font-style-asian="italic" style:font-style-complex="italic"/>
    </style:style>
    <style:style style:name="T28" style:family="text">
      <style:text-properties fo:font-style="italic" officeooo:rsid="00bdb1e1" style:font-style-asian="italic" style:font-style-complex="italic"/>
    </style:style>
    <style:style style:name="T29" style:family="text">
      <style:text-properties fo:font-style="italic" officeooo:rsid="01768eb5" style:font-style-asian="italic" style:font-style-complex="italic"/>
    </style:style>
    <style:style style:name="T30" style:family="text">
      <style:text-properties fo:font-style="italic" officeooo:rsid="00b6b5d2" style:font-style-asian="italic" style:font-style-complex="italic"/>
    </style:style>
    <style:style style:name="T31" style:family="text">
      <style:text-properties fo:font-style="italic" fo:font-weight="normal" officeooo:rsid="0084a154" style:font-style-asian="italic" style:font-weight-asian="normal" style:font-style-complex="italic" style:font-weight-complex="normal"/>
    </style:style>
    <style:style style:name="T32" style:family="text">
      <style:text-properties style:text-position="super 58%"/>
    </style:style>
    <style:style style:name="T33" style:family="text">
      <style:text-properties style:text-position="super 58%" officeooo:rsid="0097100c"/>
    </style:style>
    <style:style style:name="T34" style:family="text">
      <style:text-properties officeooo:rsid="007074ab"/>
    </style:style>
    <style:style style:name="T35" style:family="text">
      <style:text-properties officeooo:rsid="00d1a72b"/>
    </style:style>
    <style:style style:name="T36" style:family="text">
      <style:text-properties officeooo:rsid="054e190d"/>
    </style:style>
    <style:style style:name="T37" style:family="text">
      <style:text-properties officeooo:rsid="0071b360"/>
    </style:style>
    <style:style style:name="T38" style:family="text">
      <style:text-properties officeooo:rsid="067bbb98" fo:background-color="transparent" loext:char-shading-value="0"/>
    </style:style>
    <style:style style:name="T39" style:family="text">
      <style:text-properties officeooo:rsid="01041e97"/>
    </style:style>
    <style:style style:name="T40" style:family="text">
      <style:text-properties officeooo:rsid="057ad8a0"/>
    </style:style>
    <style:style style:name="T41" style:family="text">
      <style:text-properties officeooo:rsid="057d5c76"/>
    </style:style>
    <style:style style:name="T42" style:family="text">
      <style:text-properties officeooo:rsid="050a4284"/>
    </style:style>
    <style:style style:name="T43" style:family="text">
      <style:text-properties officeooo:rsid="007297f4"/>
    </style:style>
    <style:style style:name="T44" style:family="text">
      <style:text-properties officeooo:rsid="05773262"/>
    </style:style>
    <style:style style:name="T45" style:family="text">
      <style:text-properties officeooo:rsid="05059ef4"/>
    </style:style>
    <style:style style:name="T46" style:family="text">
      <style:text-properties officeooo:rsid="058d20e3"/>
    </style:style>
    <style:style style:name="T47" style:family="text">
      <style:text-properties officeooo:rsid="057cfd41"/>
    </style:style>
    <style:style style:name="T48" style:family="text">
      <style:text-properties officeooo:rsid="057ae716"/>
    </style:style>
    <style:style style:name="T49" style:family="text">
      <style:text-properties officeooo:rsid="005cff6f"/>
    </style:style>
    <style:style style:name="T50" style:family="text">
      <style:text-properties officeooo:rsid="00730d2d"/>
    </style:style>
    <style:style style:name="T51" style:family="text">
      <style:text-properties officeooo:rsid="0075065e"/>
    </style:style>
    <style:style style:name="T52" style:family="text">
      <style:text-properties officeooo:rsid="00766ed5"/>
    </style:style>
    <style:style style:name="T53" style:family="text">
      <style:text-properties officeooo:rsid="0078c8f3"/>
    </style:style>
    <style:style style:name="T54" style:family="text">
      <style:text-properties officeooo:rsid="007ce03b"/>
    </style:style>
    <style:style style:name="T55" style:family="text">
      <style:text-properties officeooo:rsid="007f4d7b"/>
    </style:style>
    <style:style style:name="T56" style:family="text">
      <style:text-properties style:text-position="sub 58%"/>
    </style:style>
    <style:style style:name="T57" style:family="text">
      <style:text-properties style:text-position="sub 58%" officeooo:rsid="01768eb5"/>
    </style:style>
    <style:style style:name="T58" style:family="text">
      <style:text-properties officeooo:rsid="00817934"/>
    </style:style>
    <style:style style:name="T59" style:family="text">
      <style:text-properties officeooo:rsid="01331e4e"/>
    </style:style>
    <style:style style:name="T60" style:family="text">
      <style:text-properties officeooo:rsid="01768eb5"/>
    </style:style>
    <style:style style:name="T61" style:family="text">
      <style:text-properties officeooo:rsid="0084a154"/>
    </style:style>
    <style:style style:name="T62" style:family="text">
      <style:text-properties officeooo:rsid="00864b12"/>
    </style:style>
    <style:style style:name="T63" style:family="text">
      <style:text-properties officeooo:rsid="0088eb0f"/>
    </style:style>
    <style:style style:name="T64" style:family="text">
      <style:text-properties officeooo:rsid="0089163c"/>
    </style:style>
    <style:style style:name="T65" style:family="text">
      <style:text-properties officeooo:rsid="008ba4fd"/>
    </style:style>
    <style:style style:name="T66" style:family="text">
      <style:text-properties officeooo:rsid="008d718f"/>
    </style:style>
    <style:style style:name="T67" style:family="text">
      <style:text-properties officeooo:rsid="0097100c"/>
    </style:style>
    <style:style style:name="T68" style:family="text">
      <style:text-properties officeooo:rsid="009c3afd"/>
    </style:style>
    <style:style style:name="T69" style:family="text">
      <style:text-properties officeooo:rsid="0077aa65"/>
    </style:style>
    <style:style style:name="T70" style:family="text">
      <style:text-properties officeooo:rsid="009dc4c8"/>
    </style:style>
    <style:style style:name="T71" style:family="text">
      <style:text-properties officeooo:rsid="009ec4bf"/>
    </style:style>
    <style:style style:name="T72" style:family="text">
      <style:text-properties officeooo:rsid="009f10b9"/>
    </style:style>
    <style:style style:name="T73" style:family="text">
      <style:text-properties officeooo:rsid="00a07dc0"/>
    </style:style>
    <style:style style:name="T74" style:family="text">
      <style:text-properties officeooo:rsid="00a33e29"/>
    </style:style>
    <style:style style:name="T75" style:family="text">
      <style:text-properties officeooo:rsid="00a39920"/>
    </style:style>
    <style:style style:name="T76" style:family="text">
      <style:text-properties officeooo:rsid="00a946ee"/>
    </style:style>
    <style:style style:name="T77" style:family="text">
      <style:text-properties officeooo:rsid="00aad98a"/>
    </style:style>
    <style:style style:name="T78" style:family="text">
      <style:text-properties officeooo:rsid="00b3aa51"/>
    </style:style>
    <style:style style:name="T79" style:family="text">
      <style:text-properties officeooo:rsid="00b6b5d2"/>
    </style:style>
    <style:style style:name="T80" style:family="text">
      <style:text-properties officeooo:rsid="00b6dce6"/>
    </style:style>
    <style:style style:name="T81" style:family="text">
      <style:text-properties officeooo:rsid="00bbcdb0"/>
    </style:style>
    <style:style style:name="T82" style:family="text">
      <style:text-properties officeooo:rsid="00bdb1e1"/>
    </style:style>
    <style:style style:name="T83" style:family="text">
      <style:text-properties officeooo:rsid="00bf2d31"/>
    </style:style>
    <style:style style:name="T84" style:family="text">
      <style:text-properties officeooo:rsid="00c525fb"/>
    </style:style>
    <style:style style:name="T85" style:family="text">
      <style:text-properties officeooo:rsid="00c6adfb"/>
    </style:style>
    <style:style style:name="T86" style:family="text">
      <style:text-properties officeooo:rsid="00cb2d4d"/>
    </style:style>
    <style:style style:name="T87" style:family="text">
      <style:text-properties officeooo:rsid="00cdd89e"/>
    </style:style>
    <style:style style:name="T88" style:family="text">
      <style:text-properties officeooo:rsid="00cfa886"/>
    </style:style>
    <style:style style:name="T89" style:family="text">
      <style:text-properties officeooo:rsid="00d88b78"/>
    </style:style>
    <style:style style:name="T90" style:family="text">
      <style:text-properties officeooo:rsid="00d9e4e1"/>
    </style:style>
    <style:style style:name="T91" style:family="text">
      <style:text-properties officeooo:rsid="00e071a2"/>
    </style:style>
    <style:style style:name="T92" style:family="text">
      <style:text-properties style:use-window-font-color="true" loext:opacity="0%" fo:font-size="11pt" style:font-size-asian="10.5pt"/>
    </style:style>
    <style:style style:name="T93" style:family="text">
      <style:text-properties style:use-window-font-color="true" loext:opacity="0%" fo:font-size="11pt" officeooo:rsid="007074ab" style:font-size-asian="10.5pt"/>
    </style:style>
    <style:style style:name="T94" style:family="text">
      <style:text-properties style:use-window-font-color="true" loext:opacity="0%" fo:font-size="11pt" officeooo:rsid="00e3c54e" style:font-size-asian="10.5pt"/>
    </style:style>
    <style:style style:name="T95" style:family="text">
      <style:text-properties style:use-window-font-color="true" loext:opacity="0%" fo:font-size="11pt" officeooo:rsid="0071b360" style:font-size-asian="10.5pt"/>
    </style:style>
    <style:style style:name="T96" style:family="text">
      <style:text-properties style:use-window-font-color="true" loext:opacity="0%" fo:font-size="11pt" officeooo:rsid="00ed7c81" style:font-size-asian="10.5pt"/>
    </style:style>
    <style:style style:name="T97" style:family="text">
      <style:text-properties style:use-window-font-color="true" loext:opacity="0%" fo:font-size="11pt" officeooo:rsid="00ef6909" style:font-size-asian="10.5pt"/>
    </style:style>
    <style:style style:name="T98" style:family="text">
      <style:text-properties style:use-window-font-color="true" loext:opacity="0%" fo:font-size="11pt" officeooo:rsid="00fc4dd7" style:font-size-asian="10.5pt"/>
    </style:style>
    <style:style style:name="T99" style:family="text">
      <style:text-properties style:use-window-font-color="true" loext:opacity="0%" fo:font-size="11pt" officeooo:rsid="00fe3a52" style:font-size-asian="10.5pt"/>
    </style:style>
    <style:style style:name="T100" style:family="text">
      <style:text-properties style:use-window-font-color="true" loext:opacity="0%" fo:font-size="11pt" officeooo:rsid="010638f0" style:font-size-asian="10.5pt"/>
    </style:style>
    <style:style style:name="T101" style:family="text">
      <style:text-properties style:use-window-font-color="true" loext:opacity="0%" fo:font-size="11pt" officeooo:rsid="010ad8d6" style:font-size-asian="10.5pt"/>
    </style:style>
    <style:style style:name="T102" style:family="text">
      <style:text-properties style:use-window-font-color="true" loext:opacity="0%" fo:font-size="11pt" officeooo:rsid="05773262" style:font-size-asian="10.5pt"/>
    </style:style>
    <style:style style:name="T103" style:family="text">
      <style:text-properties style:use-window-font-color="true" loext:opacity="0%" fo:font-size="11pt" officeooo:rsid="0077aa65" style:font-size-asian="10.5pt"/>
    </style:style>
    <style:style style:name="T104" style:family="text">
      <style:text-properties style:use-window-font-color="true" loext:opacity="0%" fo:font-size="11pt" officeooo:rsid="011390df" style:font-size-asian="10.5pt"/>
    </style:style>
    <style:style style:name="T105" style:family="text">
      <style:text-properties officeooo:rsid="00e5b67d"/>
    </style:style>
    <style:style style:name="T106" style:family="text">
      <style:text-properties fo:color="#21409a" loext:opacity="100%" fo:font-size="9pt" officeooo:rsid="00bdb1e1" style:font-size-asian="10.5pt"/>
    </style:style>
    <style:style style:name="T107" style:family="text">
      <style:text-properties fo:color="#21409a" loext:opacity="100%" fo:font-size="9pt" officeooo:rsid="00ed7c81" style:font-size-asian="10.5pt"/>
    </style:style>
    <style:style style:name="T108" style:family="text">
      <style:text-properties fo:color="#21409a" loext:opacity="100%" style:font-name="Liberation Sans1" fo:font-size="11pt" fo:font-weight="bold" officeooo:rsid="00f325c4" style:font-name-asian="Source Han Sans CN Regular" style:font-size-asian="14.1000003814697pt" style:font-weight-asian="bold" style:font-name-complex="Lohit Devanagari" style:font-size-complex="14.1000003814697pt" style:font-weight-complex="bold"/>
    </style:style>
    <style:style style:name="T109" style:family="text">
      <style:text-properties officeooo:rsid="00ee6fbc"/>
    </style:style>
    <style:style style:name="T110" style:family="text">
      <style:text-properties officeooo:rsid="00ef6909"/>
    </style:style>
    <style:style style:name="T111" style:family="text">
      <style:text-properties officeooo:rsid="00f8ac7c"/>
    </style:style>
    <style:style style:name="T112" style:family="text">
      <style:text-properties officeooo:rsid="00fe3a52"/>
    </style:style>
    <style:style style:name="T113" style:family="text">
      <style:text-properties officeooo:rsid="0103d2fd"/>
    </style:style>
    <style:style style:name="T114" style:family="text">
      <style:text-properties officeooo:rsid="01241e93"/>
    </style:style>
    <style:style style:name="T11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3" text:outline-level="2"><text:bookmark-start text:name="__RefHeading___Toc1289_2280828433"/><text:reference-mark-start text:name="ch rtv ed civile abitazione"/>Edifici di civile abitazione<office:annotation loext:resolved="false"><dc:creator>Autore sconosciuto</dc:creator><dc:date>2020-11-03T15:17:55.724723609</dc:date><text:p text:style-name="P69"><text:span text:style-name="T115">V22 Aggiornato indice, levati numeri di pagina</text:span></text:p></office:annotation><text:bookmark-end text:name="__RefHeading___Toc1289_2280828433"/><text:reference-mark-end text:name="ch rtv ed civile abi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2"/>
          <text:p text:style-name="P14"><text:a xlink:type="simple" xlink:href="#__RefHeading__71512_1701760167" text:style-name="Index_20_Link" text:visited-style-name="Index_20_Link">Campo di applicazione</text:a></text:p>
          <text:p text:style-name="P14"><text:a xlink:type="simple" xlink:href="#__RefHeading__164123_1904530980" text:style-name="Index_20_Link" text:visited-style-name="Index_20_Link">Classificazioni</text:a></text:p>
          <text:p text:style-name="P14"><text:a xlink:type="simple" xlink:href="#__RefHeading__518_723203090" text:style-name="Index_20_Link" text:visited-style-name="Index_20_Link">Valutazione del rischio di incendio</text:a></text:p>
          <text:p text:style-name="P14"><text:a xlink:type="simple" xlink:href="#__RefHeading___Toc3062_2036638291" text:style-name="Index_20_Link" text:visited-style-name="Index_20_Link">Strategia antincendio</text:a></text:p>
          <text:p text:style-name="P13"><text:a xlink:type="simple" xlink:href="#__RefHeading___Toc3064_2036638291" text:style-name="Index_20_Link" text:visited-style-name="Index_20_Link">Reazione al fuoco</text:a></text:p>
          <text:p text:style-name="P13"><text:a xlink:type="simple" xlink:href="#__RefHeading___Toc3066_2036638291" text:style-name="Index_20_Link" text:visited-style-name="Index_20_Link">Resistenza al fuoco</text:a></text:p>
          <text:p text:style-name="P13"><text:a xlink:type="simple" xlink:href="#__RefHeading___Toc3177_2036638291" text:style-name="Index_20_Link" text:visited-style-name="Index_20_Link">Compartimentazione</text:a></text:p>
          <text:p text:style-name="P13"><text:a xlink:type="simple" xlink:href="#__RefHeading___Toc3179_2036638291" text:style-name="Index_20_Link" text:visited-style-name="Index_20_Link">Esodo</text:a></text:p>
          <text:p text:style-name="P13"><text:a xlink:type="simple" xlink:href="#__RefHeading___Toc3181_2036638291" text:style-name="Index_20_Link" text:visited-style-name="Index_20_Link">Gestione della sicurezza antincendio</text:a></text:p>
          <text:p text:style-name="P13"><text:a xlink:type="simple" xlink:href="#__RefHeading___Toc3183_2036638291" text:style-name="Index_20_Link" text:visited-style-name="Index_20_Link">Controllo dell’incendio</text:a></text:p>
          <text:p text:style-name="P13"><text:a xlink:type="simple" xlink:href="#__RefHeading___Toc3185_2036638291" text:style-name="Index_20_Link" text:visited-style-name="Index_20_Link">Rivelazione ed allarme</text:a></text:p>
          <text:p text:style-name="P13"><text:a xlink:type="simple" xlink:href="#__RefHeading___Toc3187_2036638291" text:style-name="Index_20_Link" text:visited-style-name="Index_20_Link">Operatività antincendio</text:a></text:p>
          <text:p text:style-name="P13"><text:a xlink:type="simple" xlink:href="#__RefHeading___Toc8776_3989440846" text:style-name="Index_20_Link" text:visited-style-name="Index_20_Link">Sicurezza degli impianti tecnologici e di servizio</text:a></text:p>
          <text:p text:style-name="P14"><text:a xlink:type="simple" xlink:href="#__RefHeading___Toc3191_2036638291" text:style-name="Index_20_Link" text:visited-style-name="Index_20_Link">Riferimenti</text:a></text:p>
        </text:index-body>
      </text:table-of-content>
      <text:p text:style-name="Standard"/>
      <text:h text:style-name="P26" text:outline-level="3"><text:bookmark-start text:name="__RefHeading__71512_1701760167"/><text:span text:style-name="T108">C</text:span>ampo di applicazione<text:bookmark-end text:name="__RefHeading__71512_1701760167"/></text:h>
      <text:list xml:id="list3914727494" text:style-name="EG_20_All_20_commi">
        <text:list-item text:start-value="1">
          <text:p text:style-name="P30">La presente regola tecnica verticale reca disposizioni di prevenzione incendi riguardanti gli edifici <text:span text:style-name="T98">destinati prevalentemente a</text:span> civile abitazione di altezza antincendio <text:span text:style-name="T89">&gt;</text:span><text:span text:style-name="T11"> </text:span>24 m.</text:p>
        </text:list-item>
      </text:list>
      <text:list xml:id="list2309811314" text:style-name="EG_20_All_20_nota_20_auto">
        <text:list-item>
          <text:p text:style-name="P15"><text:span text:style-name="T10">A</text:span>d esempio, edifici destinati prevalentemente ad abitazione includenti anche attività artigiane o commerciali, magazzini, attività professionali, uffici, …</text:p>
        </text:list-item>
      </text:list>
      <text:h text:style-name="P24" text:outline-level="3"><text:bookmark-start text:name="__RefHeading__164123_1904530980"/>Classificazioni<text:bookmark-end text:name="__RefHeading__164123_1904530980"/></text:h>
      <text:list xml:id="list130627455734645" text:continue-list="list3914727494" text:style-name="EG_20_All_20_commi">
        <text:list-item text:start-value="1">
          <text:p text:style-name="P43">Ai fini della presente regola tecnica, gli edifici di civile abitazione sono classificati come segue, in relazione alla massima quota d<text:span text:style-name="T84">ei</text:span> piani h:</text:p>
          <text:p text:style-name="P43"><text:span text:style-name="T20">H</text:span><text:span text:style-name="T19">C</text:span>: h ≤ 32 m;</text:p>
          <text:p text:style-name="P31"><text:span text:style-name="T19">HD</text:span>: h ≤ 54 m;</text:p>
          <text:p text:style-name="P31"><text:span text:style-name="T19">HE</text:span>: h ≤ 80 m;</text:p>
          <text:p text:style-name="P31"><text:span text:style-name="T19">HF</text:span>: <text:span text:style-name="T85">h &gt; 80 m</text:span>;</text:p>
        </text:list-item>
        <text:list-item>
          <text:p text:style-name="P43">Le aree dell’attività sono classificate come segue:</text:p>
          <text:p text:style-name="P43"><office:annotation office:name="__Annotation__1319_1065759344" loext:resolved="false"><dc:creator>Emanuele Gissi</dc:creator><dc:date>2020-01-23T11:01:42.074615361</dc:date><meta:creator-initials>EG</meta:creator-initials><text:p text:style-name="P70"><text:span text:style-name="T115">Modifica di Cavriani per gli albergatori</text:span></text:p></office:annotation><text:span text:style-name="T19">T</text:span><text:span text:style-name="T21">A</text:span>: unità <text:span text:style-name="T100">a</text:span><text:span text:style-name="T101">dibite a civile abitazione</text:span> o ad uso esclusivo (es. appartamenti, …);</text:p>
          <text:p text:style-name="P32"><text:span text:style-name="T19">T</text:span><text:span text:style-name="T21">B</text:span>: unità destinate a <text:span text:style-name="T67">piccole</text:span> attività di tipo civile (es. <text:span text:style-name="T91">attività artigiane o commerciali</text:span>, magazzini, attività professionali, uffici<text:span text:style-name="T91">,</text:span> …);<office:annotation-end office:name="__Annotation__1319_1065759344"/></text:p>
          <text:p text:style-name="P43"><text:span text:style-name="T20">T</text:span><text:span text:style-name="T21">C</text:span>: <office:annotation office:name="__Annotation__1300_440618678" loext:resolved="false"><dc:creator>Emanuele Gissi</dc:creator><dc:date>2020-01-16T09:49:09.979853429</dc:date><meta:creator-initials>EG</meta:creator-initials><text:p text:style-name="P70"><text:span text:style-name="T115">Chiarimento per non sovrapporre TC con TB</text:span></text:p></office:annotation>spazi comuni<office:annotation-end office:name="__Annotation__1300_440618678"/> (es. scale e corridoi condominiali, atri, androni, terrazzi condominiali, rampe e passaggi in genere, <text:span text:style-name="T105">sale riunioni con basso affollamento,</text:span> …);</text:p>
          <text:p text:style-name="P33"><text:span text:style-name="T19">TM</text:span><text:span text:style-name="T22">1</text:span>: depositi o archivi <text:span text:style-name="T67">di superficie lorda </text:span><text:span text:style-name="T13">≤</text:span><text:span text:style-name="T67"> 25 m</text:span><text:span text:style-name="T33">2</text:span><text:span text:style-name="T2"> </text:span><text:span text:style-name="T3">con</text:span> carico di incendio specifico q<text:span text:style-name="T56">f</text:span> <text:span text:style-name="T15">≤</text:span><text:span text:style-name="T17"> </text:span><text:span text:style-name="T18">12</text:span>00 MJ/m<text:span text:style-name="T32">2</text:span><text:span text:style-name="T2">, </text:span><text:span text:style-name="T3">oppure </text:span>di superficie lorda <text:span text:style-name="T13">≤</text:span><text:span text:style-name="T17"> 100</text:span> m<text:span text:style-name="T32">2</text:span><text:span text:style-name="T2"> </text:span><text:span text:style-name="T3">con</text:span> carico di incendio specifico q<text:span text:style-name="T56">f</text:span> <text:span text:style-name="T14">≤</text:span><text:span text:style-name="T17"> </text:span>600 MJ/m<text:span text:style-name="T32">2</text:span><text:span text:style-name="T1">.</text:span></text:p>
          <text:p text:style-name="P33"><text:span text:style-name="T19">TM</text:span><text:span text:style-name="T22">2</text:span>: <text:span text:style-name="T1">depositi o archivi </text:span><text:span text:style-name="T2">di superficie lorda </text:span><text:span text:style-name="T4">≤</text:span><text:span text:style-name="T2"> </text:span><text:span text:style-name="T3">400</text:span><text:span text:style-name="T2"> m</text:span><text:span text:style-name="T33">2</text:span><text:span text:style-name="T2"> </text:span><text:span text:style-name="T3">con</text:span><text:span text:style-name="T1"> carico di incendio specifico q</text:span><text:span text:style-name="T56">f</text:span><text:span text:style-name="T1"> </text:span><text:span text:style-name="T6">≤</text:span><text:span text:style-name="T7"> </text:span><text:span text:style-name="T9">12</text:span><text:span text:style-name="T1">00 MJ/m</text:span><text:span text:style-name="T32">2</text:span><text:span text:style-name="T2">, </text:span><text:span text:style-name="T3">oppure </text:span><text:span text:style-name="T1">di superficie lorda </text:span><text:span text:style-name="T4">≤</text:span><text:span text:style-name="T7"> 10</text:span><text:span text:style-name="T8">0</text:span><text:span text:style-name="T7">0</text:span><text:span text:style-name="T1"> m</text:span><text:span text:style-name="T32">2</text:span><text:span text:style-name="T2"> </text:span><text:span text:style-name="T3">con</text:span><text:span text:style-name="T1"> carico di incendio specifico q</text:span><text:span text:style-name="T56">f</text:span><text:span text:style-name="T1"> </text:span><text:span text:style-name="T5">≤</text:span><text:span text:style-name="T7"> </text:span><text:span text:style-name="T1">600 MJ/m</text:span><text:span text:style-name="T32">2</text:span><text:span text:style-name="T1">.</text:span></text:p>
          <text:p text:style-name="P44"><text:span text:style-name="T19">TO</text:span>: locali con affollamento &gt; 100 <text:span text:style-name="T58">occupanti</text:span> <text:span text:style-name="T10">(es. </text:span>locali ad uso collettivo, sale conferenze, sale riunioni, …<text:span text:style-name="T10">);</text:span></text:p>
          <text:p text:style-name="P43"><text:span text:style-name="T19">TT</text:span>: locali tecnici rilevanti ai fini della sicurezza antincendio;</text:p>
          <text:p text:style-name="P43"><text:span text:style-name="T19">TZ</text:span>: altre aree.</text:p>
        </text:list-item>
      </text:list>
      <text:h text:style-name="P25" text:outline-level="3"><text:bookmark-start text:name="__RefHeading__518_723203090"/>Valutazione del rischio di incendio<text:bookmark-end text:name="__RefHeading__518_723203090"/></text:h>
      <text:list xml:id="list130628694381825" text:continue-list="list130627455734645" text:style-name="EG_20_All_20_commi">
        <text:list-item text:start-value="1">
          <text:p text:style-name="P43">La progettazione della sicurezza antincendio deve essere effettuata attuando la metodologia di cui al <office:annotation office:name="__Annotation__2888_2280828433" loext:resolved="false"><dc:creator>Emanuele Gissi</dc:creator><dc:date>2019-07-16T09:36:21.969953191</dc:date><meta:creator-initials>EG</meta:creator-initials><text:p text:style-name="P70"><text:span text:style-name="T115">Progettazione per la sicurezza antincendio, finalizzate al raggiungimento degli obiettivi primari della prevenzione</text:span></text:p><text:p text:style-name="P70"><text:span text:style-name="T115">incendi</text:span></text:p></office:annotation>capitolo G.2<office:annotation-end office:name="__Annotation__2888_2280828433"/>.</text:p>
        </text:list-item>
        <text:list-item>
          <text:p text:style-name="P43">I <text:span text:style-name="T23">profili di rischio</text:span> sono determinati secondo la metodologia di cui al capitolo <text:span text:style-name="T10">G.3</text:span>.</text:p>
        </text:list-item>
      </text:list>
      <text:h text:style-name="Heading_20_3" text:outline-level="3"><text:bookmark-start text:name="__RefHeading___Toc3062_2036638291"/>Strategia antincendio<text:bookmark-end text:name="__RefHeading___Toc3062_2036638291"/></text:h>
      <text:list xml:id="list130627480046435" text:continue-list="list130628694381825" text:style-name="EG_20_All_20_commi">
        <text:list-item text:start-value="1">
          <text:p text:style-name="Text_20_body">Devono essere applicate <text:span text:style-name="T23">tutte</text:span> le misure antincendio della <text:span text:style-name="T23">regola tecnica orizzontale</text:span> attribuendo i livelli di prestazione secondo i criteri in esse definiti, fermo restando quanto indicato al successivo <text:span text:style-name="T114">comma</text:span> 3.</text:p>
        </text:list-item>
        <text:list-item>
          <text:p text:style-name="P34"><text:soft-page-break/>Devono essere applicate le prescrizioni del <office:annotation office:name="__Annotation__2889_2280828433" loext:resolved="false"><dc:creator>Emanuele Gissi</dc:creator><dc:date>2019-07-16T09:36:41.988572243</dc:date><meta:creator-initials>EG</meta:creator-initials><text:p text:style-name="P70"><text:span text:style-name="T115">V.1: RTV - <text:s/>Aree a rischio specifico</text:span></text:p></office:annotation>capitolo <text:span text:style-name="T34">V.1</text:span><office:annotation-end office:name="__Annotation__2889_2280828433"/> in merito alle aree a rischio specifico e le prescrizioni delle altre <text:span text:style-name="T23">regole tecniche verticali</text:span>, ove pertinenti.</text:p>
        </text:list-item>
        <text:list-item>
          <text:p text:style-name="Text_20_body">Nei paragrafi che seguono sono riportate indicazioni complementari o sostitutive delle <text:span text:style-name="T23">soluzioni conformi</text:span> previste dai corrispondenti livelli di prestazione della RTO.</text:p>
        </text:list-item>
      </text:list>
      <text:h text:style-name="Heading_20_4" text:outline-level="4"><text:bookmark-start text:name="__RefHeading___Toc3064_2036638291"/>Reazione al fuoco<text:bookmark-end text:name="__RefHeading___Toc3064_2036638291"/></text:h>
      <text:list xml:id="list130627398536432" text:continue-list="list130627480046435" text:style-name="EG_20_All_20_commi">
        <text:list-item text:start-value="1">
          <text:p text:style-name="P45">Nelle aree T<text:span text:style-name="T55">A</text:span> non sono richiesti requisiti <text:span text:style-name="T81">minimi </text:span>di reazione al fuoco.</text:p>
        </text:list-item>
        <text:list-item>
          <text:p text:style-name="P35"><text:span text:style-name="T34">Nelle vie d’esodo verticali, percorsi d’esodo (corridoi, atri, filtri, …) e spazi calmi devono essere impiegati materiali appartenenti almeno al gruppo GM2 di reazione al fuoco (</text:span><text:span text:style-name="T93">c</text:span><text:span text:style-name="T34">apitolo S.1).</text:span></text:p>
        </text:list-item>
        <text:list-item>
          <text:p text:style-name="P35"><text:span text:style-name="T34">Nelle vie d’esodo verticali, percorsi d’esodo (corridoi, atri, filtri, …) e spazi calmi degli edifici di </text:span><office:annotation office:name="__Annotation__2068_1944317761" loext:resolved="false"><dc:creator>Emanuele Gissi</dc:creator><dc:date>2019-11-06T10:41:23.843508387</dc:date><meta:creator-initials>EG</meta:creator-initials><text:p text:style-name="P70"><text:span text:style-name="T115">Nuovo e comma reso identico a comma 2</text:span></text:p></office:annotation><text:span text:style-name="T34">tipo H</text:span><text:span text:style-name="T93">E </text:span><text:span text:style-name="T94">ed HF</text:span><office:annotation-end office:name="__Annotation__2068_1944317761"/><text:span text:style-name="T34"> devono essere impiegati materiali appartenenti almeno al gruppo GM1 di reazione al fuoco (</text:span><text:span text:style-name="T93">c</text:span><text:span text:style-name="T34">apitolo S.1).</text:span></text:p>
        </text:list-item>
        <text:list-item>
          <text:p text:style-name="P46">Ad esclusione degli edifici di tipo H<text:span text:style-name="T92">E </text:span><text:span text:style-name="T94">ed HF</text:span>, è ammesso l’impiego di materiali appartenenti al gruppo GM3 di reazione al fuoco (capitolo S.1) nei percorsi d’esodo degli edifici ove il livello di prestazione per la rivelazione ed allarme (capitolo S.7) sia <office:annotation office:name="__Annotation__2893_2280828433" loext:resolved="false"><dc:creator>Emanuele Gissi</dc:creator><dc:date>2019-07-16T09:38:11.428225289</dc:date><meta:creator-initials>EG</meta:creator-initials><text:p text:style-name="P70"><text:span text:style-name="T115">In sostanza si riduce il livello di prestazione di reazione al fuoco e si aumenta di un livello quello della rivelazione e allarme</text:span></text:p></office:annotation>incrementato di almeno un livello rispetto a quanto prescritto.<office:annotation-end office:name="__Annotation__2893_2280828433"/></text:p>
        </text:list-item>
      </text:list>
      <text:list xml:id="list130627910774750" text:continue-list="list2309811314" text:style-name="EG_20_All_20_nota_20_auto">
        <text:list-item>
          <text:p text:style-name="P16">In merito alle caratteristiche delle facciate si rimanda alle previsioni dei capitoli S.1 ed S.3.</text:p>
        </text:list-item>
      </text:list>
      <text:h text:style-name="Heading_20_4" text:outline-level="4"><text:bookmark-start text:name="__RefHeading___Toc3066_2036638291"/>Re<text:span text:style-name="T34">sistenza al fuoco</text:span><text:bookmark-end text:name="__RefHeading___Toc3066_2036638291"/></text:h>
      <text:list xml:id="list130626896087641" text:continue-list="list130627398536432" text:style-name="EG_20_All_20_commi">
        <text:list-item text:start-value="1">
          <text:p text:style-name="P29">La classe di resistenza al fuoco <text:span text:style-name="T61">dei compartimenti</text:span> (<text:span text:style-name="T90">c</text:span>apitolo <text:span text:style-name="T37">S.2</text:span>) non può essere comunque inferiore a quanto previsto in tabella <text:sequence-ref text:reference-format="value" text:ref-name="refTable0">V.13-1</text:sequence-ref>.</text:p>
        </text:list-item>
      </text:list>
      <table:table table:name="Tabella1" table:style-name="Tabella1">
        <table:table-column table:style-name="Tabella1.A"/>
        <table:table-column table:style-name="Tabella1.B" table:number-columns-repeated="3"/>
        <table:table-column table:style-name="Tabella1.E"/>
        <table:table-row table:style-name="TableLine94754779997536">
          <table:table-cell table:style-name="Tabella1.A1" table:number-rows-spanned="2" office:value-type="string">
            <text:p text:style-name="Table_20_Heading">Compartimenti</text:p>
          </table:table-cell>
          <table:table-cell table:style-name="Tabella1.B1" table:number-columns-spanned="4" office:value-type="string">
            <text:p text:style-name="Table_20_Heading">Attività</text:p>
          </table:table-cell>
          <table:covered-table-cell/>
          <table:covered-table-cell/>
          <table:covered-table-cell/>
        </table:table-row>
        <table:table-row table:style-name="TableLine94754728739104">
          <table:covered-table-cell/>
          <table:table-cell table:style-name="Tabella1.B2" office:value-type="string">
            <text:p text:style-name="Table_20_Heading">HC</text:p>
          </table:table-cell>
          <table:table-cell table:style-name="Tabella1.B2" office:value-type="string">
            <text:p text:style-name="Table_20_Heading">HD</text:p>
          </table:table-cell>
          <table:table-cell table:style-name="Tabella1.B2" office:value-type="string">
            <text:p text:style-name="Table_20_Heading">HE</text:p>
          </table:table-cell>
          <table:table-cell table:style-name="Tabella1.E2" office:value-type="string">
            <text:p text:style-name="Table_20_Heading">HF</text:p>
          </table:table-cell>
        </table:table-row>
        <table:table-row table:style-name="TableLine94754739915088">
          <table:table-cell table:style-name="Tabella1.A3" office:value-type="string">
            <text:p text:style-name="Table_20_Contents">Fuori terra</text:p>
          </table:table-cell>
          <table:table-cell table:style-name="Tabella1.B3" table:number-columns-spanned="3" office:value-type="string">
            <text:p text:style-name="Contenuto_20_tabella_20_centrato">60</text:p>
          </table:table-cell>
          <table:covered-table-cell/>
          <table:covered-table-cell/>
          <table:table-cell table:style-name="Tabella1.E3" office:value-type="string">
            <text:p text:style-name="Contenuto_20_tabella_20_centrato">90</text:p>
          </table:table-cell>
        </table:table-row>
        <table:table-row table:style-name="TableLine94754631476448">
          <table:table-cell table:style-name="Tabella1.A4" office:value-type="string">
            <text:p text:style-name="Table_20_Contents">Interrati</text:p>
          </table:table-cell>
          <table:table-cell table:style-name="Tabella1.B4" table:number-columns-spanned="3" office:value-type="string">
            <text:p text:style-name="Contenuto_20_tabella_20_centrato">60</text:p>
          </table:table-cell>
          <table:covered-table-cell/>
          <table:covered-table-cell/>
          <table:table-cell table:style-name="Tabella1.E4" office:value-type="string">
            <text:p text:style-name="Contenuto_20_tabella_20_centrato">90</text:p>
          </table:table-cell>
        </table:table-row>
      </table:table>
      <text:p text:style-name="P3">Tabella <text:sequence text:ref-name="refTable0" text:name="Table" text:formula="ooow:Table+1" style:num-format="1">V.13-1</text:sequence>: <text:span text:style-name="T35">Classe di resistenza la fuoco</text:span></text:p>
      <text:h text:style-name="Heading_20_4" text:outline-level="4"><text:bookmark-start text:name="__RefHeading___Toc3177_2036638291"/>Compartimentazione<text:bookmark-end text:name="__RefHeading___Toc3177_2036638291"/></text:h>
      <text:list xml:id="list130627914831015" text:continue-list="list130626896087641" text:style-name="EG_20_All_20_commi">
        <text:list-item text:start-value="1">
          <text:p text:style-name="Text_20_body">Sono ammessi compartimenti multipiano per piani con quota <text:span text:style-name="T81">&gt; -5 m e </text:span><text:span text:style-name="T12">≤ </text:span>12 m.</text:p>
        </text:list-item>
        <text:list-item>
          <text:p text:style-name="P31"><text:span text:style-name="T37">S</text:span>ono ammessi compartimenti multipiano per piani con quota <text:span text:style-name="T81">&gt; 12 m e </text:span><text:span text:style-name="T12">≤ </text:span>32 m con massimo dislivello fra i piani inseriti <text:span text:style-name="T12">≤</text:span><text:span text:style-name="T16"> </text:span>7 m.</text:p>
        </text:list-item>
        <text:list-item>
          <text:p text:style-name="Text_20_body">Le aree dell’attività devono avere le caratteristiche di compartimentazione (<text:span text:style-name="T90">c</text:span>apitolo <text:span text:style-name="T37">S.3</text:span>) previste in tabella <text:sequence-ref text:reference-format="value" text:ref-name="refTable1">V.13-2</text:sequence-ref>.</text:p>
        </text:list-item>
      </text:list>
      <text:list xml:id="list130627759592952" text:continue-list="list130627910774750" text:style-name="EG_20_All_20_nota_20_auto">
        <text:list-item>
          <text:p text:style-name="P17">Come previsto ai capitoli S.3 e V.3, deve essere posta particolare attenzione al mantenimento della continuità della compartimentazione, ad esempio in corrispondenza dei varchi di vani ascensori, cavedi impianti, scale di servizio, …</text:p>
        </text:list-item>
      </text:list>
      <table:table table:name="Tabella5" table:style-name="Tabella5">
        <table:table-column table:style-name="Tabella5.A"/>
        <table:table-column table:style-name="Tabella5.B" table:number-columns-repeated="3"/>
        <table:table-column table:style-name="Tabella5.E"/>
        <table:table-row table:style-name="TableLine94754738360320">
          <table:table-cell table:style-name="Tabella5.A1" table:number-rows-spanned="2" office:value-type="string">
            <text:p text:style-name="Table_20_Heading">Aree</text:p>
          </table:table-cell>
          <table:table-cell table:style-name="Tabella5.B1" table:number-columns-spanned="4" office:value-type="string">
            <text:p text:style-name="Table_20_Heading"><text:span text:style-name="T36">A</text:span>ttività</text:p>
          </table:table-cell>
          <table:covered-table-cell/>
          <table:covered-table-cell/>
          <table:covered-table-cell/>
        </table:table-row>
        <table:table-row table:style-name="TableLine94754731860064">
          <table:covered-table-cell/>
          <table:table-cell table:style-name="Tabella5.B2" office:value-type="string">
            <text:p text:style-name="Table_20_Heading">HC</text:p>
          </table:table-cell>
          <table:table-cell table:style-name="Tabella5.B2" office:value-type="string">
            <text:p text:style-name="Table_20_Heading">HD</text:p>
          </table:table-cell>
          <table:table-cell table:style-name="Tabella5.B2" office:value-type="string">
            <text:p text:style-name="Table_20_Heading">HE</text:p>
          </table:table-cell>
          <table:table-cell table:style-name="Tabella5.E2" office:value-type="string">
            <text:p text:style-name="Table_20_Heading">HF</text:p>
          </table:table-cell>
        </table:table-row>
        <table:table-row table:style-name="TableLine94754732002864">
          <table:table-cell table:style-name="Tabella5.A3" office:value-type="string">
            <text:p text:style-name="Table_20_Contents"><office:annotation office:name="__Annotation__2894_2280828433" loext:resolved="false"><dc:creator>Emanuele Gissi</dc:creator><dc:date>2019-07-16T09:38:40.012680166</dc:date><meta:creator-initials>EG</meta:creator-initials><text:p text:style-name="P70"><text:span text:style-name="T115">TA: unità abitative o ad uso esclusivo (es. appartamenti, …);</text:span></text:p><text:p text:style-name="P70"><text:span text:style-name="T115">TB: unità non abitative, destinate a piccole attività di tipo civile (es. studi professionali e piccoli uffici, …);</text:span></text:p><text:p text:style-name="P70"><text:span text:style-name="T115">TC: spazi comuni, aree o parti dell’edificio che non si configurano quali unità abitative o ad uso esclusivo (es. scale e corridoi condominiali, atri, androni, terrazzi condominiali, rampe e passaggi in genere, …);</text:span></text:p><text:p text:style-name="P70"><text:span text:style-name="T115">TM1: depositi o archivi di superficie lorda ≤ 25 m2 con carico di incendio specifico qf ≤ 1200 MJ/m2, oppure di superficie lorda ≤ 100 m2 con carico di incendio specifico qf ≤ 600 MJ/m2.</text:span></text:p><text:p text:style-name="P70"><text:span text:style-name="T115">TM2: depositi o archivi di superficie lorda ≤ 400 m2 con carico di incendio specifico qf ≤ 1200 MJ/m2, oppure di superficie lorda ≤ 1000 m2 con carico di incendio specifico qf ≤ 600 MJ/m2.</text:span></text:p><text:p text:style-name="P70"><text:span text:style-name="T115">TO: locali con affollamento &gt; 100 occupanti (es. locali ad uso collettivo, sale conferenze, sale riunioni, …);</text:span></text:p><text:p text:style-name="P70"><text:span text:style-name="T115">TT: locali tecnici rilevanti ai fini della sicurezza antincendio;</text:span></text:p><text:p text:style-name="P70"><text:span text:style-name="T115">TZ: altre aree.</text:span></text:p></office:annotation>T<text:span text:style-name="T55">A</text:span>, <text:span text:style-name="T39">TB, TC, TM1</text:span><office:annotation-end office:name="__Annotation__2894_2280828433"/></text:p>
          </table:table-cell>
          <table:table-cell table:style-name="Tabella5.B3" table:number-columns-spanned="4" office:value-type="string">
            <text:p text:style-name="Contenuto_20_tabella_20_centrato">Nessun requisito <text:span text:style-name="T40">aggiuntivo</text:span></text:p>
          </table:table-cell>
          <table:covered-table-cell/>
          <table:covered-table-cell/>
          <table:covered-table-cell/>
        </table:table-row>
        <table:table-row table:style-name="TableLine94754723000176">
          <table:table-cell table:style-name="Tabella5.A4" office:value-type="string">
            <text:p text:style-name="Table_20_Contents">TM<text:span text:style-name="T75">2, TO, T</text:span>T</text:p>
          </table:table-cell>
          <table:table-cell table:style-name="Tabella5.B4" table:number-columns-spanned="4" office:value-type="string">
            <text:p text:style-name="Contenuto_20_tabella_20_centrato">Di tipo protetto</text:p>
          </table:table-cell>
          <table:covered-table-cell/>
          <table:covered-table-cell/>
          <table:covered-table-cell/>
        </table:table-row>
        <table:table-row table:style-name="TableLine94754771569328">
          <table:table-cell table:style-name="Tabella5.A5" office:value-type="string">
            <text:p text:style-name="Table_20_Contents">T<text:span text:style-name="T41">Z</text:span></text:p>
          </table:table-cell>
          <table:table-cell table:style-name="Tabella5.B5" table:number-columns-spanned="4" office:value-type="string">
            <text:p text:style-name="Contenuto_20_tabella_20_centrato"><text:span text:style-name="T42">Secondo</text:span> risultanze dell<text:span text:style-name="T111">a valutazione</text:span> del rischio</text:p>
          </table:table-cell>
          <table:covered-table-cell/>
          <table:covered-table-cell/>
          <table:covered-table-cell/>
        </table:table-row>
      </table:table>
      <text:p text:style-name="P3"><text:span text:style-name="T38">Tabella </text:span><text:span text:style-name="T38"><text:sequence text:ref-name="refTable1" text:name="Table" text:formula="ooow:Table+1" style:num-format="1">V.13-2</text:sequence></text:span><text:span text:style-name="T38">: Compartimentazione</text:span></text:p>
      <text:h text:style-name="Heading_20_4" text:outline-level="4"><text:bookmark-start text:name="__RefHeading___Toc3179_2036638291"/><text:soft-page-break/><office:annotation office:name="__Annotation__2197_2858117135" loext:resolved="false"><dc:creator>Emanuele Gissi</dc:creator><dc:date>2019-12-19T09:42:48.405460087</dc:date><meta:creator-initials>EG</meta:creator-initials><text:p text:style-name="P70"><text:span text:style-name="T115">Levato comma spazi calmi, perché già prevista valutazione in RTO S.4</text:span></text:p></office:annotation>Esodo<office:annotation-end office:name="__Annotation__2197_2858117135"/><text:bookmark-end text:name="__RefHeading___Toc3179_2036638291"/></text:h>
      <text:list xml:id="list130628056781954" text:continue-list="list130627914831015" text:style-name="EG_20_All_20_commi">
        <text:list-item text:start-value="1">
          <text:p text:style-name="P47"><office:annotation office:name="__Annotation__2919_628573551" loext:resolved="false"><dc:creator>Emanuele Gissi</dc:creator><dc:date>2019-11-20T15:32:44.440224062</dc:date><meta:creator-initials>EG</meta:creator-initials><text:p text:style-name="P70"><text:span text:style-name="T115">Soluzione a problema densità di affollamento RTO</text:span></text:p></office:annotation><text:span text:style-name="T110">Oltre a quanto </text:span><text:span text:style-name="T97">previsto</text:span><text:span text:style-name="T110"> nel capitolo S.4, l</text:span>’affollamento massimo di ciascun locale <text:span text:style-name="T109">può essere</text:span> determinato <text:span text:style-name="T109">anche in relazione ad altre disposizioni legislative e regolamentari in merito a requisiti igienico-sanitari dei locali di abitazione</text:span><text:span text:style-name="T97">.</text:span><office:annotation-end office:name="__Annotation__2919_628573551"/></text:p>
        </text:list-item>
        <text:list-item>
          <text:p text:style-name="P48"><office:annotation office:name="__Annotation__2920_628573551" loext:resolved="false"><dc:creator>Emanuele Gissi</dc:creator><dc:date>2019-11-20T15:33:08.096636296</dc:date><meta:creator-initials>EG</meta:creator-initials><text:p text:style-name="P70"><text:span text:style-name="T115">Scala doppia per &gt;32m ed esempio di soluzione alternativa in nota.</text:span></text:p></office:annotation>Per piani a quota <text:span text:style-name="T37">&gt; </text:span><text:span text:style-name="T95">3</text:span><text:span text:style-name="T96">2</text:span> m o <text:span text:style-name="T37">&lt; </text:span>-5 m devono essere previste due vie di esodo indipendenti.<office:annotation-end office:name="__Annotation__2920_628573551"/></text:p>
        </text:list-item>
        <text:list-item>
          <text:p text:style-name="P36"><text:span text:style-name="T83">Oltre a quanto previsto al capitolo S.4, è</text:span> ammesso <text:span text:style-name="Emphasis">omettere</text:span> dalla verifica d<text:span text:style-name="T59">elle</text:span> condizioni <text:span text:style-name="T58">di corridoio cieco la porzione di corridoio cieco </text:span><text:span text:style-name="Emphasis"><text:span text:style-name="T58">continua</text:span></text:span><text:span text:style-name="T58"> e </text:span><text:span text:style-name="Emphasis"><text:span text:style-name="T58">finale</text:span></text:span><text:span text:style-name="T58">, avente caratteristiche di </text:span><text:span text:style-name="T29">filtro</text:span><text:span text:style-name="T60"> e massima lunghezza omessa L</text:span><text:span text:style-name="T57">om</text:span><text:span text:style-name="T60"> pari a 135 m.</text:span></text:p>
        </text:list-item>
      </text:list>
      <text:list xml:id="list130628812912664" text:continue-list="list130627759592952" text:style-name="EG_20_All_20_nota_20_auto">
        <text:list-item>
          <text:p text:style-name="P18"><text:span text:style-name="T82">Ad esempio, se un edificio è servito da una sola scala d’esodo, questa deve rispettare le condizioni previste per il </text:span><text:span text:style-name="T28">corridoio cieco</text:span><text:span text:style-name="T82"> (capitolo S.4). Qualora n</text:span><text:span text:style-name="T106">o</text:span><text:span text:style-name="T107">n siano</text:span><text:span text:style-name="T82"> rispettate tali condizioni, si rammenta la possibilità di ricorrere a </text:span><text:span text:style-name="Emphasis"><text:span text:style-name="T82">soluzioni alternative</text:span></text:span><text:span text:style-name="T82">, ad esempio prevedendo scale d’esodo a prova di fumo, nonché rilevazione ed allarme.</text:span><office:annotation office:name="__Annotation__1286_2996069065" loext:resolved="false"><dc:creator>Emanuele Gissi</dc:creator><dc:date>2019-12-11T11:16:19.436571136</dc:date><meta:creator-initials>EG</meta:creator-initials><text:p text:style-name="P70"><text:span text:style-name="T115">Aggiornato</text:span></text:p></office:annotation></text:p>
        </text:list-item>
      </text:list>
      <text:h text:style-name="Heading_20_4" text:outline-level="4"><text:bookmark-start text:name="__RefHeading___Toc3181_2036638291"/><office:annotation office:name="__Annotation__2899_2280828433" loext:resolved="false"><dc:creator>Emanuele Gissi</dc:creator><dc:date>2019-07-16T09:40:46.758911548</dc:date><meta:creator-initials>EG</meta:creator-initials><text:p text:style-name="P70"><text:span text:style-name="T115">Sostanzialmente rispecchia quanto già previsto dal DM 246/87 modificato nel gennaio 2019</text:span></text:p></office:annotation>Gestione della sicurezza antincendio<office:annotation-end office:name="__Annotation__2899_2280828433"/><text:bookmark-end text:name="__RefHeading___Toc3181_2036638291"/></text:h>
      <text:list xml:id="list130628539288433" text:continue-list="list130628056781954" text:style-name="EG_20_All_20_commi">
        <text:list-item text:start-value="1">
          <text:p text:style-name="P37"><text:span text:style-name="T61">Devono essere adottate almeno le misure indicate nel presente paragrafo, </text:span><office:annotation office:name="__Annotation__2900_2280828433" loext:resolved="false"><dc:creator>Emanuele Gissi</dc:creator><dc:date>2019-07-16T09:41:04.259953864</dc:date><meta:creator-initials>EG</meta:creator-initials><text:p text:style-name="P70"><text:span text:style-name="T115">N.B. sostituisce integralmente la sezione S.5 del codice</text:span></text:p></office:annotation><text:span text:style-name="T61">in sostituzione</text:span><office:annotation-end office:name="__Annotation__2900_2280828433"/><text:span text:style-name="T61"> delle </text:span><text:span text:style-name="T31">soluzioni conformi</text:span><text:span text:style-name="T61"> previste al capitolo S.5 per tutti i livelli di prestazione.</text:span></text:p>
        </text:list-item>
      </text:list>
      <text:h text:style-name="P28" text:outline-level="5">Compiti e funzioni</text:h>
      <text:list xml:id="list130628674211125" text:continue-list="list130628539288433" text:style-name="EG_20_All_20_commi">
        <text:list-item text:start-value="1">
          <text:p text:style-name="P49">Il <text:span text:style-name="T23">responsabile dell’attività</text:span> organizza la GSA tramite:</text:p>
          <text:list>
            <text:list-item>
              <text:p text:style-name="P50">adozione <text:span text:style-name="T68">e verifica periodica </text:span>delle misure antincendio preventive <text:span text:style-name="T71">di cui al paragrafo </text:span><text:span text:style-name="T71"><text:bookmark-ref text:reference-format="number-all-superior" text:ref-name="__RefHeading___Toc1453_3989440846">V.13.4.5.2</text:bookmark-ref></text:span>;</text:p>
            </text:list-item>
            <text:list-item>
              <text:p text:style-name="P38"><text:span text:style-name="T69">per le </text:span><office:annotation office:name="__Annotation__8789_2749944386" loext:resolved="false"><dc:creator>Emanuele Gissi</dc:creator><dc:date>2020-01-30T16:16:02.680077249</dc:date><meta:creator-initials>EG</meta:creator-initials><text:p text:style-name="P70"><text:span text:style-name="T115">CNI</text:span></text:p></office:annotation><text:span text:style-name="T69">aree </text:span><text:span text:style-name="T103">T</text:span><text:span text:style-name="T104">C</text:span><office:annotation-end office:name="__Annotation__8789_2749944386"/><text:span text:style-name="T69">, verifica dell’osservanza dei divieti, delle limitazioni e delle condizioni normali di esercizio;</text:span></text:p>
            </text:list-item>
            <text:list-item>
              <text:p text:style-name="P50">mantenimento in efficienza dei sistemi, dispositivi, attrezzature e delle altre misure antincendio adottate, effettuando verifiche di controllo ed interventi di manutenzione, riportando gli esiti in un <text:span text:style-name="T23">registro dei controlli</text:span>;</text:p>
            </text:list-item>
            <text:list-item>
              <text:p text:style-name="P50">predisposizione, verifica <text:span text:style-name="T68">ed aggiornamento </text:span>periodic<text:span text:style-name="T68">o</text:span> della pianificazione d’emergenza;</text:p>
            </text:list-item>
            <text:list-item>
              <text:p text:style-name="P54">apposizione di <text:span text:style-name="T69">segnaletica </text:span>di sicurezza (es. divieti, avvertimenti, evacuazione, …);</text:p>
            </text:list-item>
            <text:list-item>
              <text:p text:style-name="P51">informazione agli occupanti su<text:span text:style-name="T68">lle </text:span>misure antincendio preventive che essi devono osservare <text:span text:style-name="T68">e sulle</text:span> procedure di emergenza da adottare in caso d’incendi<text:span text:style-name="T68">o</text:span>, <text:span text:style-name="T68">anche tramite invio o pubblicazione</text:span> <text:span text:style-name="T68">in area comune dell’edificio </text:span>di <text:span text:style-name="T68">sintetiche</text:span> <text:span text:style-name="T68">schede </text:span>informativ<text:span text:style-name="T68">e</text:span>, <text:span text:style-name="T63">comprensibili a tutti gli occupanti, </text:span>riportant<text:span text:style-name="T63">i:</text:span></text:p>
              <text:list>
                <text:list-item>
                  <text:p text:style-name="P53">divieti e precauzioni da osservare,</text:p>
                </text:list-item>
                <text:list-item>
                  <text:p text:style-name="P53">numeri telefonici per l’attivazione dei servizi di emergenza,</text:p>
                </text:list-item>
                <text:list-item>
                  <text:p text:style-name="P53">istruzioni per garantire l’<text:span text:style-name="T70">allarme e l’</text:span>esodo in caso d’incendio.</text:p>
                </text:list-item>
              </text:list>
            </text:list-item>
          </text:list>
        </text:list-item>
        <text:list-item>
          <text:p text:style-name="P39"><text:span text:style-name="T70">Negli edifici di tipo HE ed HF, oltre a quanto previsto nel precedente comma, il </text:span><text:span text:style-name="T27">responsabile dell’attività</text:span><text:span text:style-name="T70"> designa uno o più </text:span><text:span text:style-name="T24">coordinator</text:span><text:span text:style-name="T25">i</text:span><text:span text:style-name="T24"> dell’emergenza</text:span><text:span text:style-name="T69"> e comunica loro le necessarie informazioni e procedure contenute nella pianificazione d’emergenza.</text:span></text:p>
          <text:p text:style-name="P40"><text:span text:style-name="T74">I </text:span><text:span text:style-name="T26">coordinator</text:span><text:span text:style-name="T25">i</text:span><text:span text:style-name="T26"> dell’emergenza</text:span><text:span text:style-name="T53"> devono essere formati come </text:span><text:span text:style-name="T26">addetti antincendio</text:span><text:span text:style-name="T53">, secondo le norme vigenti ed in relazione al livello di rischio dell’attività, e sovrintendono all’attuazione della pianificazione d’emergenza e delle misure di evacuazione previste, interfacciandosi con i responsabili delle squadre di soccorso.</text:span></text:p>
          <text:p text:style-name="P40"><text:soft-page-break/><text:span text:style-name="T74">Almeno uno dei </text:span><text:span text:style-name="T26">coordinator</text:span><text:span text:style-name="T25">i</text:span><text:span text:style-name="T26"> dell’emergenza</text:span><text:span text:style-name="T53"> deve essere continuamente presente presso l’attività, oppure deve essere garantito </text:span>un servizio <text:span text:style-name="T72">continuo </text:span>di <text:span text:style-name="T72">pronta disponibilità entro 30 minuti dalla chiamata</text:span>.</text:p>
        </text:list-item>
      </text:list>
      <text:list xml:id="list130627607612625" text:continue-list="list130628812912664" text:style-name="EG_20_All_20_nota_20_auto">
        <text:list-item>
          <text:p text:style-name="P19">Il ruolo di coordinatore dell’emergenza può essere svolto <text:span text:style-name="T53">da un servizio di vigilanza esterno oppure </text:span>anche dagli stessi occupanti <text:span text:style-name="T76">dell’attività</text:span>, se opportunamente formati <text:span text:style-name="T53">come addetti antincendio.</text:span></text:p>
        </text:list-item>
      </text:list>
      <text:list xml:id="list130627227213527" text:continue-list="list130628674211125" text:style-name="EG_20_All_20_commi">
        <text:list-item>
          <text:p text:style-name="P39"><text:span text:style-name="T70">Negli edifici di tipo HF, oltre a quanto previsto nei precedenti commi, il </text:span><text:span text:style-name="T27">responsabile dell’attività</text:span><text:span text:style-name="T70"> predispone ed organizza apposito </text:span><text:span text:style-name="T27">centro di gestione delle emergenze</text:span><text:span text:style-name="T70"> di cui al paragrafo </text:span><text:span text:style-name="T70"><text:bookmark-ref text:reference-format="number-all-superior" text:ref-name="__RefHeading___Toc1357_3989440846">V.13.4.5.5</text:bookmark-ref></text:span><text:span text:style-name="T70">.</text:span></text:p>
        </text:list-item>
        <text:list-item>
          <text:p text:style-name="P49">In condizioni ordinarie, gli <text:span text:style-name="T23">occupanti</text:span> osservano le disposizioni della GSA, in particolare:</text:p>
          <text:list>
            <text:list-item>
              <text:p text:style-name="P52">osservano le misure antincendio, i divieti, le limitazioni e le condizioni di esercizio preventive predisposte dal responsabile dell’attività;</text:p>
            </text:list-item>
            <text:list-item>
              <text:p text:style-name="P49">non alterano la fruibilità delle vie d’esodo e l’efficacia delle misure di protezione attiva e passiva.</text:p>
            </text:list-item>
          </text:list>
          <text:p text:style-name="P49">In condizioni d’emergenza, gli <text:span text:style-name="T23">occupanti</text:span> attuano quanto previsto nella pianificazione d’emergenza, in particolare le procedure di allarme e di <text:span text:style-name="T63">evacuazione</text:span>.</text:p>
        </text:list-item>
      </text:list>
      <text:h text:style-name="Heading_20_5" text:outline-level="5"><text:bookmark-start text:name="__RefHeading___Toc1453_3989440846"/>Misure preventive<text:bookmark-end text:name="__RefHeading___Toc1453_3989440846"/></text:h>
      <text:list xml:id="list130627953116582" text:continue-list="list130627227213527" text:style-name="EG_20_All_20_commi">
        <text:list-item text:start-value="1">
          <text:p text:style-name="Text_20_body">Le misure <text:span text:style-name="T73">preventive</text:span> <text:span text:style-name="T51">che devono essere attuate </text:span>consistono <text:span text:style-name="T52">almeno</text:span> in:</text:p>
          <text:list>
            <text:list-item>
              <text:p text:style-name="Text_20_body">corretto deposito ed impiego dei materiali combustibili, d<text:span text:style-name="T64">i sostanze e miscele pericolose</text:span>;</text:p>
            </text:list-item>
            <text:list-item>
              <text:p text:style-name="Text_20_body">mantenimento della disponibilità di vie d’esodo sgombre e sicuramente fruibili;</text:p>
            </text:list-item>
            <text:list-item>
              <text:p text:style-name="Text_20_body">corretta <text:span text:style-name="T64">manutenzione ed esercizio</text:span> delle <text:span text:style-name="T64">chiusure </text:span>tagliafuoco <text:span text:style-name="T64">d</text:span>ei varchi tra compartimenti;</text:p>
            </text:list-item>
            <text:list-item>
              <text:p text:style-name="Text_20_body">riduzione delle sorgenti di innesco (es. limitazioni nell’uso di fiamme libere senza le opportune precauzioni, <text:span text:style-name="T64">rispetto del </text:span>divieto di fumo ove <text:span text:style-name="T64">previsto</text:span>, divieto di impiego di apparecchiature elettriche malfunzionanti o impropriamente impiegate, …);</text:p>
            </text:list-item>
            <text:list-item>
              <text:p text:style-name="Text_20_body"><text:span text:style-name="T51">g</text:span>estione dei lavori di manutenzione, valutazione dei <text:span text:style-name="T64">relativi </text:span>rischi aggiuntiv<text:span text:style-name="T64">i e di interferenza</text:span>, <text:span text:style-name="T64">con</text:span> particolare <text:span text:style-name="T64">riguardo a lavorazioni</text:span> pericolose <text:span text:style-name="T64">ai fini dell’incendio</text:span> (es. lavori a caldo, …), temporanea disattivazione <text:span text:style-name="T64">di </text:span>impianti di sicurezza, temporanea sospensione della continuità d<text:span text:style-name="T64">ella </text:span>compartimentazione, impiego delle sostanze o miscele pericolose (es. solventi, colle, …);</text:p>
            </text:list-item>
            <text:list-item>
              <text:p text:style-name="P55">valutazione dei rischi di incendio in caso di modifiche <text:span text:style-name="T64">all’attività (es. </text:span>alle strutture, alle finiture, al rivestimento delle facciate, all’isolamento termico e acustico e agli impianti, …<text:span text:style-name="T64">)</text:span>.</text:p>
            </text:list-item>
          </text:list>
        </text:list-item>
      </text:list>
      <text:h text:style-name="Heading_20_5" text:outline-level="5">Pianificazione d’emergenza</text:h>
      <text:list xml:id="list130627567591102" text:continue-list="list130627953116582" text:style-name="EG_20_All_20_commi">
        <text:list-item text:start-value="1">
          <text:p text:style-name="Text_20_body">La pianificazione d’emergenza deve riguardare <text:span text:style-name="T73">almeno</text:span>:</text:p>
          <text:list>
            <text:list-item>
              <text:p text:style-name="Text_20_body">istruzioni per la chiamata di soccorso, <text:span text:style-name="T73">comprensive delle</text:span> informazioni da fornire per consentire un efficace soccorso;</text:p>
            </text:list-item>
            <text:list-item>
              <text:p text:style-name="P56">istruzioni per diffondere l’allarme a tutti gli occupanti; <text:span text:style-name="T74">o</text:span>ve presente <text:span text:style-name="T74">IRAI</text:span>, la pianificazione d’emergenza deve contenere le procedure di attivazione e diffusione dell’allarme;</text:p>
            </text:list-item>
            <text:list-item>
              <text:p text:style-name="P57">istruzioni per l’esodo degli occupanti, anche in relazione alla presenza di occupanti con <text:span text:style-name="T65">specifiche esigenze</text:span>;</text:p>
            </text:list-item>
            <text:list-item>
              <text:p text:style-name="P57"><text:soft-page-break/>azioni da effettuarsi per la messa in sicurezza di apparecchiature ed impianti (es. sezionamento della distribuzione del gas naturale, …);</text:p>
            </text:list-item>
            <text:list-item>
              <text:p text:style-name="Text_20_body">informazioni da fornire alle squadre di soccorso intervenute sul posto <text:span text:style-name="T73">(es. planimetrie, ubicazione dei quadri di controllo degli impianti, presenza di occupanti con specifiche esigenze, …)</text:span>;</text:p>
            </text:list-item>
            <text:list-item>
              <text:p text:style-name="Text_20_body">divieto di utilizzo degli ascensori per l’evacuazione in caso di incendio, ad eccezione degli eventuali ascensori antincendio da utilizzare <text:span text:style-name="T51">secondo</text:span> le modalità <text:span text:style-name="T51">previste;</text:span></text:p>
            </text:list-item>
            <text:list-item>
              <text:p text:style-name="P58">divieto di rientrare nell’edificio fino al termine dell’emergenza.</text:p>
            </text:list-item>
          </text:list>
        </text:list-item>
        <text:list-item>
          <text:p text:style-name="P59">Per gli edifici di tipo HF, la pianificazione d’emergenza deve prevedere le procedure di attivazione <text:span text:style-name="T74">e funzionamento </text:span>del centro di gestione dell’emergenza.</text:p>
        </text:list-item>
      </text:list>
      <text:h text:style-name="Heading_20_5" text:outline-level="5"><text:span text:style-name="T61">Preparazione all’emergenza in </text:span>attività<text:span text:style-name="T61"> caratterizzate da promiscuità strutturale, impiantistica, dei sistemi di vie d’esodo</text:span></text:h>
      <text:list xml:id="list130627857979529" text:continue-list="list130627567591102" text:style-name="EG_20_All_20_commi">
        <text:list-item text:start-value="1">
          <text:p text:style-name="P60">Qualora attività caratterizzate da promiscuità strutturale, impiantistica, <text:span text:style-name="T74">o </text:span>dei sist<text:span text:style-name="T61">e</text:span>mi di vie d’esodo siano esercite da responsabili dell’attività diversi, le pianificazioni d’emergenza delle singole attività devono tenere conto di eventuali inte<text:span text:style-name="T61">r</text:span>ferenze o relazioni con le attività limitrofe.</text:p>
        </text:list-item>
        <text:list-item>
          <text:p text:style-name="P60">Deve essere prevista una pianificazione d’emergenza di sito in cui siano descritte le procedure di risposta all’emergenza per le parti comuni e per le eventuali interferenze tra le attività ai fini della sicurezza antincendio.</text:p>
        </text:list-item>
      </text:list>
      <text:h text:style-name="Heading_20_5" text:outline-level="5"><text:bookmark-start text:name="__RefHeading___Toc1357_3989440846"/>Centro di gestione dell’emergenza<text:bookmark-end text:name="__RefHeading___Toc1357_3989440846"/></text:h>
      <text:list xml:id="list130627754131459" text:continue-list="list130627857979529" text:style-name="EG_20_All_20_commi">
        <text:list-item text:start-value="1">
          <text:p text:style-name="P61">Ove previsto dalla soluzione progettuale individuata, deve essere predisposto apposito <text:span text:style-name="Emphasis">centro di gestione delle emergenze</text:span> ai fini del coordinamento delle operazioni d’emergenza, commisurato alla complessità dell’attività.</text:p>
        </text:list-item>
        <text:list-item>
          <text:p text:style-name="P62">Il centro di gestione dell’emergenza <text:span text:style-name="T62">può essere realizzato</text:span> in locale ad uso non esclusivo (es. portineria, reception, centralino, …), <text:span text:style-name="T87">preferibilmente di tipo protetto</text:span>.</text:p>
        </text:list-item>
        <text:list-item>
          <text:p text:style-name="P63">Il centro di gestione dell’emergenza <text:span text:style-name="T62">deve essere</text:span> fornito almeno di:</text:p>
          <text:list>
            <text:list-item>
              <text:p text:style-name="P63">informazioni necessarie alla gestione dell’emergenza (es. pianificazioni, planimetrie, schemi funzionali di impianti, numeri telefonici, …);</text:p>
            </text:list-item>
            <text:list-item>
              <text:p text:style-name="P61">strumenti di comunicazione con le squadre di soccorso, il personale e gli occupanti;</text:p>
            </text:list-item>
            <text:list-item>
              <text:p text:style-name="P41">centrali di controllo degli impianti di protezione attiva o ripetizione dei segnali d’allarme.</text:p>
            </text:list-item>
          </text:list>
        </text:list-item>
        <text:list-item>
          <text:p text:style-name="P41">Il centro di gestione dell’emergenza deve essere chiaramente individuato da apposita segnaletica di sicurezza.</text:p>
        </text:list-item>
      </text:list>
      <text:h text:style-name="Heading_20_4" text:outline-level="4"><text:bookmark-start text:name="__RefHeading___Toc3183_2036638291"/>Controllo dell’incendio<text:bookmark-end text:name="__RefHeading___Toc3183_2036638291"/></text:h>
      <text:list xml:id="list130628376556304" text:continue-list="list130627754131459" text:style-name="EG_20_All_20_commi">
        <text:list-item text:start-value="1">
          <text:p text:style-name="P42">In relazione al tipo di aree presenti, l’attività<text:span text:style-name="T43">, ad esclusione delle aree TA,</text:span> deve essere dotata di misure di controllo dell’incendio (<text:span text:style-name="T113">c</text:span>apitolo <text:span text:style-name="T43">S.6</text:span>) <text:span text:style-name="T43">secondo i livelli di prestazione di cui alla tabella </text:span><text:span text:style-name="T43"><text:sequence-ref text:reference-format="value" text:ref-name="refTable2">V.13-3</text:sequence-ref></text:span><text:span text:style-name="T43">.</text:span></text:p>
        </text:list-item>
      </text:list>
      <text:list xml:id="list130628372901968" text:continue-list="list130627607612625" text:style-name="EG_20_All_20_nota_20_auto">
        <text:list-item>
          <text:p text:style-name="P20"><text:span text:style-name="T79">Per </text:span><text:span text:style-name="T80">consentire </text:span><text:span text:style-name="T79">l</text:span><text:span text:style-name="T80">a pronta </text:span><text:span text:style-name="T79">estinzione di piccoli focolai </text:span><text:span text:style-name="T80">domestici</text:span><text:span text:style-name="T79"> può essere consigliato agli occupanti di installare </text:span><text:span text:style-name="T30">coperte antincendio</text:span><text:span text:style-name="T79">, </text:span><text:span text:style-name="T80">ad esempio </text:span><text:span text:style-name="T79">del tipo </text:span><text:span text:style-name="T80">UNI EN 1869.</text:span></text:p>
        </text:list-item>
      </text:list>
      <text:list xml:id="list130628897692742" text:continue-list="list130628376556304" text:style-name="EG_20_All_20_commi">
        <text:list-item>
          <text:p text:style-name="P64"><text:span text:style-name="T44">Per la progettazione dell</text:span><text:span text:style-name="T102">a </text:span><text:span text:style-name="T44">rete idranti, se riferite alla norma UNI 10779 e UNI EN 12845, devono essere adottati i parametri riportati in tabella </text:span><text:span text:style-name="T44"><text:sequence-ref text:reference-format="value" text:ref-name="refTable3">V.13-4</text:sequence-ref></text:span><text:span text:style-name="T44">.</text:span><text:span text:style-name="T44"><office:annotation loext:resolved="false"><dc:creator>Autore sconosciuto</dc:creator><dc:date>2020-11-03T15:19:21.413309874</dc:date><text:p text:style-name="P69"><text:span text:style-name="T115">v22 Aggiustato ordine commi</text:span></text:p></office:annotation></text:span></text:p>
        </text:list-item>
      </text:list>
      <table:table table:name="Tabella6" table:style-name="Tabella6">
        <table:table-column table:style-name="Tabella6.A"/>
        <table:table-column table:style-name="Tabella6.B" table:number-columns-repeated="3"/>
        <table:table-column table:style-name="Tabella6.E"/>
        <text:soft-page-break/>
        <table:table-row table:style-name="TableLine94754721554944">
          <table:table-cell table:style-name="Tabella6.A1" table:number-rows-spanned="2" office:value-type="string">
            <text:p text:style-name="Table_20_Heading">Aree</text:p>
          </table:table-cell>
          <table:table-cell table:style-name="Tabella6.B1" table:number-columns-spanned="4" office:value-type="string">
            <text:p text:style-name="Table_20_Heading"><text:span text:style-name="T65">Tipo a</text:span>ttività</text:p>
          </table:table-cell>
          <table:covered-table-cell/>
          <table:covered-table-cell/>
          <table:covered-table-cell/>
        </table:table-row>
        <table:table-row table:style-name="TableLine94754669137024">
          <table:covered-table-cell/>
          <table:table-cell table:style-name="Tabella6.B2" office:value-type="string">
            <text:p text:style-name="Table_20_Heading">HC</text:p>
          </table:table-cell>
          <table:table-cell table:style-name="Tabella6.B2" office:value-type="string">
            <text:p text:style-name="Table_20_Heading">HD</text:p>
          </table:table-cell>
          <table:table-cell table:style-name="Tabella6.B2" office:value-type="string">
            <text:p text:style-name="Table_20_Heading">HE</text:p>
          </table:table-cell>
          <table:table-cell table:style-name="Tabella6.E2" office:value-type="string">
            <text:p text:style-name="Table_20_Heading">HF</text:p>
          </table:table-cell>
        </table:table-row>
        <table:table-row table:style-name="TableLine94754777766096">
          <table:table-cell table:style-name="Tabella6.A4" office:value-type="string">
            <text:p text:style-name="P7">Qualsiasi</text:p>
          </table:table-cell>
          <table:table-cell table:style-name="Tabella6.B3" office:value-type="string">
            <text:p text:style-name="Contenuto_20_tabella_20_centrato"><office:annotation office:name="__Annotation__2901_2280828433" loext:resolved="false"><dc:creator>Emanuele Gissi</dc:creator><dc:date>2019-07-16T09:41:39.521098760</dc:date><meta:creator-initials>EG</meta:creator-initials><text:p text:style-name="P70"><text:span text:style-name="T115">II: Estinzione di un principio di incendio (estintori intera attività)</text:span></text:p><text:p text:style-name="P70"><text:span text:style-name="T115"/></text:p><text:p text:style-name="P70"><text:span text:style-name="T115">III: Controllo o estinzione manuale dell’incendio (rete idranti (RI) a protezione dell’intera attività o di</text:span></text:p><text:p text:style-name="P70"><text:span text:style-name="T115">singoli compartimenti in relazione alle risultanze della valutazione del rischio,</text:span></text:p><text:p text:style-name="P70"><text:span text:style-name="T115">secondo le indicazioni del paragrafo S.6.8.)</text:span></text:p></office:annotation>II<office:annotation-end office:name="__Annotation__2901_2280828433"/></text:p>
          </table:table-cell>
          <table:table-cell table:style-name="Tabella6.C3" table:number-columns-spanned="3" office:value-type="string">
            <text:p text:style-name="Contenuto_20_tabella_20_centrato">III</text:p>
          </table:table-cell>
          <table:covered-table-cell/>
          <table:covered-table-cell/>
        </table:table-row>
        <table:table-row table:style-name="TableLine94754774387712">
          <table:table-cell table:style-name="Tabella6.A4" office:value-type="string">
            <text:p text:style-name="P8">TM2</text:p>
          </table:table-cell>
          <table:table-cell table:style-name="Tabella6.B4" table:number-columns-spanned="4" office:value-type="string">
            <text:p text:style-name="P6">III</text:p>
          </table:table-cell>
          <table:covered-table-cell/>
          <table:covered-table-cell/>
          <table:covered-table-cell/>
        </table:table-row>
        <table:table-row table:style-name="TableLine94754769750688">
          <table:table-cell table:style-name="Tabella6.A5" office:value-type="string">
            <text:p text:style-name="Contenuto_20_tabella_20_centrato">TZ</text:p>
          </table:table-cell>
          <table:table-cell table:style-name="Tabella6.B5" table:number-columns-spanned="4" office:value-type="string">
            <text:p text:style-name="Contenuto_20_tabella_20_centrato">Secondo risultanze dell<text:span text:style-name="T111">a valutazione</text:span> del rischio</text:p>
          </table:table-cell>
          <table:covered-table-cell/>
          <table:covered-table-cell/>
          <table:covered-table-cell/>
        </table:table-row>
      </table:table>
      <text:p text:style-name="P4"><text:span text:style-name="T36">Tabella </text:span><text:span text:style-name="T36"><text:sequence text:ref-name="refTable2" text:name="Table" text:formula="ooow:Table+1" style:num-format="1">V.13-3</text:sequence></text:span>: Livello di prestazione per controllo <text:span text:style-name="T45">dell’incendio</text:span></text:p>
      <table:table table:name="Tabella7" table:style-name="Tabella7">
        <table:table-column table:style-name="Tabella7.A" table:number-columns-repeated="3"/>
        <table:table-column table:style-name="Tabella7.D"/>
        <table:table-row table:style-name="TableLine94754714279984">
          <table:table-cell table:style-name="Tabella7.A1" office:value-type="string">
            <text:p text:style-name="Table_20_Heading"><text:span text:style-name="T65">Tipo a</text:span>ttività</text:p>
          </table:table-cell>
          <table:table-cell table:style-name="Tabella7.A1" office:value-type="string">
            <text:p text:style-name="Table_20_Heading">Livello di pericolosità</text:p>
          </table:table-cell>
          <table:table-cell table:style-name="Tabella7.A1" office:value-type="string">
            <text:p text:style-name="Table_20_Heading">Protezione esterna</text:p>
          </table:table-cell>
          <table:table-cell table:style-name="Tabella7.D1" office:value-type="string">
            <text:p text:style-name="Table_20_Heading">Caratteristiche alimentazione idrica</text:p>
          </table:table-cell>
        </table:table-row>
        <table:table-row table:style-name="TableLine94754740754400">
          <table:table-cell table:style-name="Tabella7.A2" office:value-type="string">
            <text:p text:style-name="Contenuto_20_tabella_20_centrato"><text:span text:style-name="T46">HC, </text:span>H<text:span text:style-name="T47">D</text:span></text:p>
          </table:table-cell>
          <table:table-cell table:style-name="Tabella7.B2" office:value-type="string">
            <text:p text:style-name="Contenuto_20_tabella_20_centrato">1</text:p>
          </table:table-cell>
          <table:table-cell table:style-name="Tabella7.C2" office:value-type="string">
            <text:p text:style-name="Contenuto_20_tabella_20_centrato">Non <text:span text:style-name="T48">richiesta</text:span></text:p>
          </table:table-cell>
          <table:table-cell table:style-name="Tabella7.D2" office:value-type="string">
            <text:p text:style-name="Contenuto_20_tabella_20_centrato">Singola <text:span text:style-name="T88">[1]</text:span></text:p>
          </table:table-cell>
        </table:table-row>
        <table:table-row table:style-name="TableLine94754738313152">
          <table:table-cell table:style-name="Tabella7.A3" office:value-type="string">
            <text:p text:style-name="Contenuto_20_tabella_20_centrato">H<text:span text:style-name="T47">E, HF</text:span></text:p>
          </table:table-cell>
          <table:table-cell table:style-name="Tabella7.B3" office:value-type="string">
            <text:p text:style-name="Contenuto_20_tabella_20_centrato">2</text:p>
          </table:table-cell>
          <table:table-cell table:style-name="Tabella7.C3" office:value-type="string">
            <text:p text:style-name="Contenuto_20_tabella_20_centrato">Sì</text:p>
          </table:table-cell>
          <table:table-cell table:style-name="Tabella7.D3" office:value-type="string">
            <text:p text:style-name="Contenuto_20_tabella_20_centrato">Singola superiore</text:p>
          </table:table-cell>
        </table:table-row>
        <table:table-row table:style-name="TableLine94754728438208">
          <table:table-cell table:style-name="Tabella7.A4" table:number-columns-spanned="4" office:value-type="string">
            <text:p text:style-name="P5">[1] È consentita <text:span text:style-name="T23">alimentazione promiscua</text:span> secondo UNI 10779.</text:p>
          </table:table-cell>
          <table:covered-table-cell/>
          <table:covered-table-cell/>
          <table:covered-table-cell/>
        </table:table-row>
      </table:table>
      <text:p text:style-name="P2"><text:span text:style-name="T36">Tabella </text:span><text:span text:style-name="T36"><text:sequence text:ref-name="refTable3" text:name="Table" text:formula="ooow:Table+1" style:num-format="1">V.13-4</text:sequence></text:span>: <text:span text:style-name="T44">Parametri progettuali per rete idranti secondo UNI 10779 e UNI EN 12845</text:span></text:p>
      <text:h text:style-name="Heading_20_4" text:outline-level="4"><text:bookmark-start text:name="__RefHeading___Toc3185_2036638291"/>Rivelazione ed allarme<text:bookmark-end text:name="__RefHeading___Toc3185_2036638291"/></text:h>
      <text:list xml:id="list130628369129889" text:continue-list="list130628897692742" text:style-name="EG_20_All_20_commi">
        <text:list-item text:start-value="1">
          <text:p text:style-name="P65"><text:span text:style-name="T88">Le aree dell</text:span>’attività dev<text:span text:style-name="T88">ono</text:span> essere dotat<text:span text:style-name="T88">e</text:span> di misure di rivelazione ed allarme (<text:span text:style-name="T99">c</text:span>apitolo <text:span text:style-name="T43">S.7</text:span>) secondo i livelli di prestazione di cui alla tabella <text:sequence-ref text:reference-format="value" text:ref-name="refTable4">V.13-5</text:sequence-ref>.</text:p>
        </text:list-item>
        <text:list-item>
          <text:p text:style-name="P32"><text:span text:style-name="T64">P</text:span>er gli edifici di tipo HF dev<text:span text:style-name="T64">e essere previsto sistema EVAC (capitolo S.7).</text:span></text:p>
        </text:list-item>
        <text:list-item>
          <text:p text:style-name="P32"><text:span text:style-name="T64">Nelle aree TA degli edifici di tipo HE ed HF, ove non presente IRAI, devono essere previsti </text:span><text:span text:style-name="Emphasis"><text:span text:style-name="T64">rivelatori autonomi di fumo con avvisatore acustico</text:span></text:span><text:span text:style-name="T77">.</text:span></text:p>
        </text:list-item>
      </text:list>
      <text:list xml:id="list130627828361333" text:continue-list="list130628372901968" text:style-name="EG_20_All_20_nota_20_auto">
        <text:list-item>
          <text:p text:style-name="P21"><office:annotation office:name="__Annotation__2313_2858117135" loext:resolved="false"><dc:creator>Emanuele Gissi</dc:creator><dc:date>2019-12-19T09:45:30.029786376</dc:date><meta:creator-initials>EG</meta:creator-initials><text:p text:style-name="P70"><text:span text:style-name="T115">Chiarimento per CNI, è completamento del comma soprastante</text:span></text:p></office:annotation><text:span text:style-name="T112">In tutti gli altri edifici</text:span><office:annotation-end office:name="__Annotation__2313_2858117135"/><text:span text:style-name="T112">, p</text:span>er consentire la pronta <text:span text:style-name="T86">rivelazione</text:span> di piccoli focolai domestici, può essere consigliato agli occupanti di installare <text:span text:style-name="T23">rivelatori autonomi di fumo con avvisatore acustico</text:span>, <office:annotation office:name="__Annotation__2312_2858117135" loext:resolved="false"><dc:creator>Emanuele Gissi</dc:creator><dc:date>2019-12-19T09:44:14.469521980</dc:date><meta:creator-initials>EG</meta:creator-initials><text:p text:style-name="P70"><text:span text:style-name="T115">Per evitare il dubbio che la norma UNI sia cogente, come specificato inequivocabilmente in G.1 paragrafo G.1.25 comma 9</text:span></text:p></office:annotation>ad esempio secondo la norma UNI EN 14604, installati ed eserciti secondo norma UNI 11497.<office:annotation-end office:name="__Annotation__2312_2858117135"/></text:p>
        </text:list-item>
        <text:list-item>
          <text:p text:style-name="P21">I <text:span text:style-name="Emphasis">rivelatori autonomi di fumo con avvisatore acustico</text:span> non sono considerati IRAI.</text:p>
        </text:list-item>
      </text:list>
      <table:table table:name="Tabella3" table:style-name="Tabella3">
        <table:table-column table:style-name="Tabella3.A"/>
        <table:table-column table:style-name="Tabella3.B" table:number-columns-repeated="3"/>
        <table:table-column table:style-name="Tabella3.E"/>
        <table:table-row table:style-name="TableLine94754770400640">
          <table:table-cell table:style-name="Tabella3.A1" table:number-rows-spanned="2" office:value-type="string">
            <text:p text:style-name="Table_20_Heading">Aree</text:p>
          </table:table-cell>
          <table:table-cell table:style-name="Tabella3.B1" table:number-columns-spanned="4" office:value-type="string">
            <text:p text:style-name="Table_20_Heading"><text:span text:style-name="T65">Tipo a</text:span>ttività</text:p>
          </table:table-cell>
          <table:covered-table-cell/>
          <table:covered-table-cell/>
          <table:covered-table-cell/>
        </table:table-row>
        <table:table-row table:style-name="TableLine94754631344560">
          <table:covered-table-cell/>
          <table:table-cell table:style-name="Tabella3.B2" office:value-type="string">
            <text:p text:style-name="Table_20_Heading">HC</text:p>
          </table:table-cell>
          <table:table-cell table:style-name="Tabella3.B2" office:value-type="string">
            <text:p text:style-name="Table_20_Heading">HD</text:p>
          </table:table-cell>
          <table:table-cell table:style-name="Tabella3.B2" office:value-type="string">
            <text:p text:style-name="Table_20_Heading">HE</text:p>
          </table:table-cell>
          <table:table-cell table:style-name="Tabella3.E2" office:value-type="string">
            <text:p text:style-name="Table_20_Heading">HF</text:p>
          </table:table-cell>
        </table:table-row>
        <table:table-row table:style-name="TableLine94754775617552">
          <table:table-cell table:style-name="Tabella3.A4" office:value-type="string">
            <text:p text:style-name="P9"><office:annotation office:name="__Annotation__1569_1065759344" loext:resolved="false"><dc:creator>Emanuele Gissi</dc:creator><dc:date>2020-01-23T11:08:13.948207332</dc:date><meta:creator-initials>EG</meta:creator-initials><text:p text:style-name="P70"><text:span text:style-name="T115">Modifica di Cavriani per gli albergatori</text:span></text:p></office:annotation>TB</text:p>
          </table:table-cell>
          <table:table-cell table:style-name="Tabella3.B4" office:value-type="string">
            <text:p text:style-name="P11">[1]</text:p>
          </table:table-cell>
          <table:table-cell table:style-name="Tabella3.C3" table:number-columns-spanned="3" office:value-type="string">
            <text:p text:style-name="P10">III<office:annotation-end office:name="__Annotation__1569_1065759344"/></text:p>
          </table:table-cell>
          <table:covered-table-cell/>
          <table:covered-table-cell/>
        </table:table-row>
        <table:table-row table:style-name="TableLine94754767306448">
          <table:table-cell table:style-name="Tabella3.A4" office:value-type="string">
            <text:p text:style-name="Contenuto_20_tabella_20_centrato">TC, TO, TM1</text:p>
          </table:table-cell>
          <table:table-cell table:style-name="Tabella3.B4" office:value-type="string">
            <text:p text:style-name="Contenuto_20_tabella_20_centrato"><office:annotation office:name="__Annotation__2903_2280828433" loext:resolved="false"><dc:creator>Emanuele Gissi</dc:creator><dc:date>2019-07-16T09:42:15.561493625</dc:date><meta:creator-initials>EG</meta:creator-initials><text:p text:style-name="P70"><text:span text:style-name="T115">I: Rivelazione e diffusione dell’allarme di incendio mediante sorveglianza degli ambiti da parte</text:span></text:p><text:p text:style-name="P70"><text:span text:style-name="T115">degli occupanti dell’attivita.</text:span></text:p><text:p text:style-name="P70"><text:span text:style-name="T115"/></text:p><text:p text:style-name="P70"><text:span text:style-name="T115">II: Rivelazione manuale dell’incendio mediante sorveglianza degli ambiti da parte degli occupanti</text:span></text:p><text:p text:style-name="P70"><text:span text:style-name="T115">dell’attivita e conseguente diffusione dell’allarme mediante sistema esteso a tutta l’attivita.</text:span></text:p><text:p text:style-name="P70"><text:span text:style-name="T115"/></text:p><text:p text:style-name="P70"><text:span text:style-name="T115">III: Rivelazione automatica dell’incendio e diffusione dell’allarme mediante sorveglianza di ambiti</text:span></text:p><text:p text:style-name="P70"><text:span text:style-name="T115">dell’attivita.</text:span></text:p></office:annotation>I<office:annotation-end office:name="__Annotation__2903_2280828433"/></text:p>
          </table:table-cell>
          <table:table-cell table:style-name="Tabella3.C4" table:number-columns-spanned="2" office:value-type="string">
            <text:p text:style-name="Contenuto_20_tabella_20_centrato">II</text:p>
          </table:table-cell>
          <table:covered-table-cell/>
          <table:table-cell table:style-name="Tabella3.E4" office:value-type="string">
            <text:p text:style-name="Contenuto_20_tabella_20_centrato">III</text:p>
          </table:table-cell>
        </table:table-row>
        <table:table-row table:style-name="TableLine94754767391856">
          <table:table-cell table:style-name="Tabella3.A5" office:value-type="string">
            <text:p text:style-name="Contenuto_20_tabella_20_centrato">TM2</text:p>
          </table:table-cell>
          <table:table-cell table:style-name="Tabella3.B5" table:number-columns-spanned="4" office:value-type="string">
            <text:p text:style-name="Contenuto_20_tabella_20_centrato">III</text:p>
          </table:table-cell>
          <table:covered-table-cell/>
          <table:covered-table-cell/>
          <table:covered-table-cell/>
        </table:table-row>
        <table:table-row table:style-name="TableLine94754777880576">
          <table:table-cell table:style-name="Tabella3.A6" office:value-type="string">
            <text:p text:style-name="Contenuto_20_tabella_20_centrato">TT, TZ</text:p>
          </table:table-cell>
          <table:table-cell table:style-name="Tabella3.B6" table:number-columns-spanned="4" office:value-type="string">
            <text:p text:style-name="Contenuto_20_tabella_20_centrato">Secondo risultanze dell<text:span text:style-name="T111">a valutazione</text:span> del rischio</text:p>
          </table:table-cell>
          <table:covered-table-cell/>
          <table:covered-table-cell/>
          <table:covered-table-cell/>
        </table:table-row>
        <table:table-row table:style-name="TableLine94754738313808">
          <table:table-cell table:style-name="Tabella3.A7" table:number-columns-spanned="5" office:value-type="string">
            <text:p text:style-name="Table_20_Contents">[1] Rivelatori autonomi di fumo con avvisatore acustico</text:p>
          </table:table-cell>
          <table:covered-table-cell/>
          <table:covered-table-cell/>
          <table:covered-table-cell/>
          <table:covered-table-cell/>
        </table:table-row>
      </table:table>
      <text:p text:style-name="P4"><text:span text:style-name="T49">Tabella </text:span><text:span text:style-name="T49"><text:sequence text:ref-name="refTable4" text:name="Table" text:formula="ooow:Table+1" style:num-format="1">V.13-5</text:sequence></text:span><text:span text:style-name="T49">: Livello di prestazione per rivelazione ed allarme</text:span></text:p>
      <text:h text:style-name="Heading_20_4" text:outline-level="4"><text:bookmark-start text:name="__RefHeading___Toc3187_2036638291"/>Operatività antincendio<text:bookmark-end text:name="__RefHeading___Toc3187_2036638291"/></text:h>
      <text:list xml:id="list130628866489246" text:continue-list="list130628369129889" text:style-name="EG_20_All_20_commi">
        <text:list-item text:start-value="1">
          <text:p text:style-name="Text_20_body">Per edifici <text:span text:style-name="T50">di tipo </text:span>HE, HF, deve essere previsto il <office:annotation office:name="__Annotation__2904_2280828433" loext:resolved="false"><dc:creator>Emanuele Gissi</dc:creator><dc:date>2019-07-16T09:42:36.086541340</dc:date><meta:creator-initials>EG</meta:creator-initials><text:p text:style-name="P70"><text:span text:style-name="T115">Per esempio per gli edifici con H &gt; 54 m deve essere installato almeno un ascensore di soccorso che raggiunga tutti i piani fuori terra dell’attività.</text:span></text:p></office:annotation>livello di prestazione IV<office:annotation-end office:name="__Annotation__2904_2280828433"/> <text:span text:style-name="T50">per l’operatività antincendio (capitolo S.9).</text:span></text:p>
        </text:list-item>
      </text:list>
      <text:h text:style-name="P27" text:outline-level="4"><text:bookmark-start text:name="__RefHeading___Toc8776_3989440846"/>Sicurezza degli impianti tecnologici e di servizio<text:bookmark-end text:name="__RefHeading___Toc8776_3989440846"/></text:h>
      <text:list xml:id="list130628042759066" text:continue-list="list130628866489246" text:style-name="EG_20_All_20_commi">
        <text:list-item text:start-value="1">
          <text:p text:style-name="P66"><text:span text:style-name="T66">Le</text:span> canne fumarie devono essere dotate di adeguato isolamento termico <text:span text:style-name="T66">o</text:span> distanza di separazione da elementi combustibili negli attraversamenti <text:span text:style-name="T66">al fine di non costituire causa d’incendio.</text:span></text:p>
        </text:list-item>
      </text:list>
      <text:list xml:id="list130627089407693" text:continue-list="list130627828361333" text:style-name="EG_20_All_20_nota_20_auto">
        <text:list-item>
          <text:p text:style-name="P22"><text:span text:style-name="T65">A</text:span>d esempio, <text:span text:style-name="T65">come</text:span> previsto d<text:span text:style-name="T54">a</text:span>lla norma UNI 10683 <text:span text:style-name="T78">ove applicabile</text:span>.</text:p>
        </text:list-item>
      </text:list>
      <text:h text:style-name="Heading_20_3" text:outline-level="3"><text:bookmark-start text:name="__RefHeading___Toc3191_2036638291"/><text:soft-page-break/>Riferimenti<text:bookmark-end text:name="__RefHeading___Toc3191_2036638291"/></text:h>
      <text:list xml:id="list130627271640683" text:continue-list="list130628042759066" text:style-name="EG_20_All_20_commi">
        <text:list-item text:start-value="1">
          <text:p text:style-name="P67">Si riportano i seguenti riferimenti:</text:p>
          <text:list>
            <text:list-item>
              <text:p text:style-name="P68">BS 9991 “<text:span text:style-name="T23">Fire safety in the design management and use of residential buildings - Code of practice</text:span>”;</text:p>
            </text:list-item>
            <text:list-item>
              <text:p text:style-name="P67">NFPA 13<text:span text:style-name="T79">R</text:span> “<text:span text:style-name="T23">Standard for the Installation of Sprinkler Systems in Low-Rise Residential Occupancies</text:span>”;</text:p>
            </text:list-item>
            <text:list-item>
              <text:p text:style-name="P67">UNI EN 14604 “<text:span text:style-name="T23">Rivelatori autonomi di fumo con avvisatore acustico</text:span>”;</text:p>
            </text:list-item>
            <text:list-item>
              <text:p text:style-name="P67">UNI EN 1869 “<text:span text:style-name="T23">Coperte antincendio</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99cm" fo:margin-bottom="0.199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1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rsid="00dee732" officeooo:paragraph-rsid="01297f7d"/>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13</text:chapter><text:s/><text:chapter text:display="name" text:outline-level="2">Edifici di civile abitazione</text:chapter><text:tab/>Pagina <text:chapter text:display="plain-number" text:outline-level="2">V.13</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Edifici di civile abitazion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8H34M11S</meta:editing-duration>
    <meta:editing-cycles>107</meta:editing-cycles>
    <meta:generator>LibreOffice/7.1.4.2$Linux_X86_64 LibreOffice_project/10$Build-2</meta:generator>
    <dc:title>modello_codicepi_14</dc:title>
    <meta:initial-creator>Emanuele Gissi</meta:initial-creator>
    <dc:date>2021-06-29T13:06:26.518944365</dc:date>
    <meta:document-statistic meta:table-count="5" meta:image-count="0" meta:object-count="0" meta:page-count="9" meta:paragraph-count="205" meta:word-count="2320" meta:character-count="15704" meta:non-whitespace-character-count="13690"/>
    <meta:template xlink:type="simple" xlink:actuate="onRequest" xlink:title="modello_codicepi_14" xlink:href="../../../../../../Modelli/modello_codicepi_14.ott" meta:date="2019-04-08T20:01:21.349746304"/>
  </office:meta>
</office:document-meta>
</file>